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A a</text:p>
      </text:section>
      <text:section text:style-name="Sect_letData" text:name="Sect_letData">
        <text:p text:style-name="entry_letData"><text:span text:style-name="headword_entry_letData">anon<text:span>  </text:span></text:span> <text:span>[</text:span><text:span text:style-name="pronunciation_pronunciations_entry_letData">a.ˈnon<text:span>]</text:span></text:span> <text:span> </text:span><text:span text:style-name="partofspeech_.en_grammaticalinfo_sense_senses_entry_letData">noun(inal)<text:span> </text:span></text:span> <text:span> </text:span><text:span text:style-name="xsensenumber_sense_senses_entry_letData">1) </text:span> <text:span text:style-name="xlanguagetag_.en_xitem_.en_definition_.en_sense_senses_entry_letData">Eng </text:span> <text:span text:style-name="xitem_.en_definition_.en_sense_senses_entry_letData">fruit, seed</text:span> <text:span text:style-name="xlanguagetag_.en_xitem_.tpi_definition_.en_sense_senses_entry_letData">Pdg </text:span> <text:span> </text:span><text:span text:style-name="xitem_.tpi_definition_.en_sense_senses_entry_letData">pikinini bilong diwai samting</text:span> <text:span> </text:span><text:span text:style-name="example_xitem_examples_sense_senses_entry_letData">Sakom anon loḳ om hil aġa<text:span> </text:span></text:span> <text:span text:style-name="translation_.en_translations_xitem_examples_sense_senses_entry_letData">There is fruit on the corn so let's eat it<text:span> </text:span></text:span> <text:span>  </text:span><text:span text:style-name="example_xitem_examples_sense_senses_entry_letData">Sis anon luu meraḳ nare<text:span> </text:span></text:span> <text:span text:style-name="translation_.en_translations_xitem_examples_sense_senses_entry_letData">It has two nuts/pieces of fruit on it<text:span> </text:span></text:span> <text:span> </text:span><text:span>  </text:span><text:span text:style-name="xsensenumber_sense_senses_entry_letData">2) </text:span> <text:span text:style-name="xlanguagetag_.en_xitem_.en_definition_.en_sense_senses_entry_letData">Eng </text:span> <text:span text:style-name="xitem_.en_definition_.en_sense_senses_entry_letData">body</text:span> <text:span text:style-name="xlanguagetag_.en_xitem_.tpi_definition_.en_sense_senses_entry_letData">Pdg </text:span> <text:span> </text:span><text:span text:style-name="xitem_.tpi_definition_.en_sense_senses_entry_letData">bodi</text:span> <text:span> </text:span><text:span text:style-name="example_examples_sense_senses_entry_letData">Hil anod nedo vesa in hil naha nos meneġadu hil<text:span> </text:span></text:span> <text:span text:style-name="translation_.en_translations_examples_sense_senses_entry_letData">Our bodies stay alive because we eat food and that strengthens us<text:span> </text:span></text:span> <text:span> </text:span><text:span>  </text:span><text:span text:style-name="xsensenumber_sense_senses_entry_letData">3) </text:span> <text:span text:style-name="xlanguagetag_.en_xitem_.en_definition_.en_sense_senses_entry_letData">Eng </text:span> <text:span text:style-name="xitem_.en_definition_.en_sense_senses_entry_letData">true, real</text:span> <text:span text:style-name="xlanguagetag_.en_xitem_.tpi_definition_.en_sense_senses_entry_letData">Pdg </text:span> <text:span> </text:span><text:span text:style-name="xitem_.tpi_definition_.en_sense_senses_entry_letData">tru</text:span> <text:span> </text:span><text:span text:style-name="example_xitem_examples_sense_senses_entry_letData">Nġaa pin sënë anon raḳ yoh vu ġaġek sën Mehöböp nër lo<text:span> </text:span></text:span> <text:span text:style-name="translation_.en_translations_xitem_examples_sense_senses_entry_letData">All these things happened according to what the Lord said<text:span> </text:span></text:span> <text:span>  </text:span><text:span text:style-name="example_xitem_examples_sense_senses_entry_letData">Ham kwamin nevo ġaġek sën senër agi lo bë anon ma <text:span> </text:span></text:span> <text:span text:style-name="translation_.en_translations_xitem_examples_sense_senses_entry_letData">You think that what I just said is not true!<text:span> </text:span></text:span> <text:span> </text:span><text:span>  </text:span><text:span text:style-name="xsensenumber_sense_senses_entry_letData">4) </text:span> <text:span text:style-name="xlanguagetag_.en_xitem_.en_definition_.en_sense_senses_entry_letData">Eng </text:span> <text:span text:style-name="xitem_.en_definition_.en_sense_senses_entry_letData">spirit, essence, reality-this part of a person may leave the body in a dream (cf also <text:span text:style-name="span_.bzh_xitem_.en_definition_.en_sense_senses_entry_letData">kenu</text:span> )</text:span> <text:span text:style-name="xlanguagetag_.en_xitem_.tpi_definition_.en_sense_senses_entry_letData">Pdg </text:span> <text:span> </text:span><text:span text:style-name="xitem_.tpi_definition_.en_sense_senses_entry_letData">spirit/ tewel em i lusim bodi long nait long driman</text:span> <text:span> </text:span><text:span text:style-name="example_examples_sense_senses_entry_letData">Yesu nġeeḳ böpata ggökin log lëëin anon ya<text:span> </text:span></text:span> <text:span text:style-name="translation_.en_translations_examples_sense_senses_entry_letData">Jesus cried out loudly and released his spirit<text:span> </text:span></text:span> <text:span> </text:span></text:p>
      </text:section>
      <text:section text:style-name="Sect_letHead" text:name="Sect_letHead">
        <text:p text:style-name="letter_letHead">B b</text:p>
      </text:section>
      <text:section text:style-name="Sect_letData" text:name="Sect_letData">
        <text:p text:style-name="entry_letData"><text:span text:style-name="headword_entry_letData">bumin<text:span>  </text:span></text:span> <text:span>[</text:span><text:span text:style-name="pronunciation_pronunciations_entry_letData">ᵐbum.in<text:span>]</text:span></text:span> <text:span> </text:span><text:span text:style-name="partofspeech_.en_grammaticalinfo_sense_senses_entry_letData">Class1<text:span> </text:span></text:span> <text:span> </text:span><text:span text:style-name="xlanguagetag_.en_xitem_.en_definition_.en_sense_senses_entry_letData">Eng </text:span> <text:span text:style-name="xitem_.en_definition_.en_sense_senses_entry_letData">cause sickness or ailments of various kinds of sickness usually caused by spirits. Often from trespassing in a <text:span text:style-name="span_.bzh_xitem_.en_definition_.en_sense_senses_entry_letData">nyëġ ġebus</text:span>  or haunted place. This would also happen so someone who used the <text:span text:style-name="span_.bzh_xitem_.en_definition_.en_sense_senses_entry_letData">ġebum</text:span>  or <text:span text:style-name="span_.bzh_xitem_.en_definition_.en_sense_senses_entry_letData">varap</text:span>  tailpieces, or the red paint (<text:span text:style-name="span_.bzh_xitem_.en_definition_.en_sense_senses_entry_letData">mon-ḳavaan</text:span> ) in dancing, but didn't follow the correct ritual.</text:span> <text:span text:style-name="xlanguagetag_.en_xitem_.tpi_definition_.en_sense_senses_entry_letData">Pdg </text:span> <text:span> </text:span><text:span text:style-name="xitem_.tpi_definition_.en_sense_senses_entry_letData">sampela samting i bagarapim em</text:span> <text:span> </text:span><text:span text:style-name="example_xitem_examples_sense_senses_entry_letData">Nġaa la bumin beloḳ nedo begganġ<text:span> </text:span></text:span> <text:span text:style-name="translation_.en_translations_xitem_examples_sense_senses_entry_letData">Something has made him sick and he is staying in the house<text:span> </text:span></text:span> <text:span>  </text:span><text:span text:style-name="example_xitem_examples_sense_senses_entry_letData">Nyëġ bumin<text:span> </text:span></text:span> <text:span text:style-name="translation_.en_translations_xitem_examples_sense_senses_entry_letData">The (spirit from this) place made him sick<text:span> </text:span></text:span> <text:span> </text:span></text:p>
      </text:section>
      <text:section text:style-name="Sect_letHead" text:name="Sect_letHead">
        <text:p text:style-name="letter_letHead">D d</text:p>
      </text:section>
      <text:section text:style-name="Sect_letData" text:name="Sect_letData">
        <text:p text:style-name="entry_letData"><text:span text:style-name="headword_entry_letData">deġinengin<text:span>  </text:span></text:span> <text:span>[</text:span><text:span text:style-name="pronunciation_pronunciations_entry_letData">ⁿdə.ˈᵑɢin.əŋ.in<text:span>]</text:span></text:span> <text:span> </text:span><text:span text:style-name="xsensenumber_sense_senses_entry_letData">1) </text:span> <text:span text:style-name="partofspeech_.en_grammaticalinfo_sense_senses_entry_letData">Class1<text:span> </text:span></text:span> <text:span> </text:span><text:span text:style-name="xlanguagetag_.en_xitem_.en_definition_.en_sense_senses_entry_letData">Eng </text:span> <text:span text:style-name="xitem_.en_definition_.en_sense_senses_entry_letData"> press down, press together, hold down, crush</text:span> <text:span text:style-name="xlanguagetag_.en_xitem_.tpi_definition_.en_sense_senses_entry_letData">Pdg </text:span> <text:span> </text:span><text:span text:style-name="span_.en_xitem_.tpi_definition_.en_sense_senses_entry_letData">daunim</text:span> <text:span text:style-name="xitem_.tpi_definition_.en_sense_senses_entry_letData"> strong</text:span> <text:span> </text:span><text:span text:style-name="example_xitem_examples_sense_senses_entry_letData">Deġinengin bahë pesuv<text:span> </text:span></text:span> <text:span text:style-name="translation_.en_translations_xitem_examples_sense_senses_entry_letData">It crushed him and his insides spurted out<text:span> </text:span></text:span> <text:span>  </text:span><text:span text:style-name="example_xitem_examples_sense_senses_entry_letData">Begganġ tamanġ bedeġinengin bööḳ<text:span> </text:span></text:span> <text:span text:style-name="translation_.en_translations_xitem_examples_sense_senses_entry_letData">The house collapsed and squashed the pig<text:span> </text:span></text:span> <text:span> </text:span><text:span>  </text:span><text:span text:style-name="xsensenumber_sense_senses_entry_letData">2) </text:span> <text:span text:style-name="xlanguagetag_.en_xitem_.en_definition_.en_sense_senses_entry_letData">Eng </text:span> <text:span text:style-name="xitem_.en_definition_.en_sense_senses_entry_letData">oppress, burden, persecute</text:span> <text:span text:style-name="xlanguagetag_.en_xitem_.tpi_definition_.en_sense_senses_entry_letData">Pdg </text:span> <text:span> </text:span><text:span text:style-name="xitem_.tpi_definition_.en_sense_senses_entry_letData">givim hevi long</text:span> <text:span> </text:span><text:span text:style-name="example_examples_sense_senses_entry_letData">Su rëḳ dedeġinengin nġaa maggin jaḳ sa rë<text:span> </text:span></text:span> <text:span text:style-name="translation_.en_translations_examples_sense_senses_entry_letData">They won't persecute me<text:span> </text:span></text:span> <text:span> </text:span></text:p>
      </text:section>
      <text:section text:style-name="Sect_letHead" text:name="Sect_letHead">
        <text:p text:style-name="letter_letHead">G g</text:p>
      </text:section>
      <text:section text:style-name="Sect_letData" text:name="Sect_letData">
        <text:p text:style-name="entry_letData"><text:span text:style-name="headword_entry_letData">gelöġin<text:span>  </text:span></text:span> <text:span>[</text:span><text:span text:style-name="pronunciation_pronunciations_entry_letData">ᵑɡə.ˈl̪ɔᵑɢ.in<text:span>]</text:span></text:span> <text:span> </text:span><text:span text:style-name="partofspeech_.en_grammaticalinfo_sense_senses_entry_letData">Class1<text:span> </text:span></text:span> <text:span> </text:span><text:span text:style-name="xsensenumber_sense_senses_entry_letData">1) </text:span> <text:span text:style-name="xlanguagetag_.en_xitem_.en_definition_.en_sense_senses_entry_letData">Eng </text:span> <text:span text:style-name="xitem_.en_definition_.en_sense_senses_entry_letData">to scrape, to rub off-as of skin</text:span> <text:span text:style-name="xlanguagetag_.en_xitem_.tpi_definition_.en_sense_senses_entry_letData">Pdg </text:span> <text:span> </text:span><text:span text:style-name="xitem_.tpi_definition_.en_sense_senses_entry_letData">skrapim skin</text:span> <text:span> </text:span><text:span text:style-name="example_xitem_examples_sense_senses_entry_letData">Gelöġin seḳë raḳ ḳele nyë<text:span> </text:span></text:span> <text:span text:style-name="translation_.en_translations_xitem_examples_sense_senses_entry_letData">He scraped his arm on the projection from the tree<text:span> </text:span></text:span> <text:span>  </text:span><text:span text:style-name="example_xitem_examples_sense_senses_entry_letData">Sa ġelöġin rekuġ raḳ ġelönġ<text:span> </text:span></text:span> <text:span text:style-name="translation_.en_translations_xitem_examples_sense_senses_entry_letData">I scraped my elbow on a stone<text:span> </text:span></text:span> <text:span>  </text:span><text:span text:style-name="example_xitem_examples_sense_senses_entry_letData">Nema loḳ mala lob gelöġin<text:span> </text:span></text:span> <text:span text:style-name="translation_.en_translations_xitem_examples_sense_senses_entry_letData">She scratched his eye out with her fingers<text:span> </text:span></text:span> <text:span> </text:span><text:span>  </text:span><text:span text:style-name="xsensenumber_sense_senses_entry_letData">2) </text:span> <text:span text:style-name="xlanguagetag_.en_xitem_.en_definition_.en_sense_senses_entry_letData">Eng </text:span> <text:span text:style-name="xitem_.en_definition_.en_sense_senses_entry_letData">remove-as of clothing etc</text:span> <text:span text:style-name="xlanguagetag_.en_xitem_.tpi_definition_.en_sense_senses_entry_letData">Pdg </text:span> <text:span> </text:span><text:span text:style-name="span_.en_xitem_.tpi_definition_.en_sense_senses_entry_letData">l</text:span> <text:span text:style-name="xitem_.tpi_definition_.en_sense_senses_entry_letData">usim siot samting</text:span> <text:span> </text:span><text:span text:style-name="example_examples_sense_senses_entry_letData">Gelöġin trases geya neripek<text:span> </text:span></text:span> <text:span text:style-name="translation_.en_translations_examples_sense_senses_entry_letData">He took his trousers and went to wash<text:span> </text:span></text:span> <text:span> </text:span></text:p>
        <text:p text:style-name="entry_letData"><text:span text:style-name="headword_entry_letData">gëpin<text:span>  </text:span></text:span> <text:span>[</text:span><text:span text:style-name="pronunciation_pronunciations_entry_letData">ᵑɡep.in<text:span>]</text:span></text:span> <text:span> </text:span><text:span>(</text:span><text:span text:style-name="LexEntryTypepublishStemEntryTypeAbbreviationPub_.en_entryreftype_primaryrefs_entry_letData">der. of<text:span> </text:span></text:span> <text:span> </text:span><text:span>) </text:span><text:span text:style-name="partofspeech_.en_grammaticalinfo_sense_senses_entry_letData">Class3<text:span> </text:span></text:span> <text:span> </text:span><text:span text:style-name="xlanguagetag_.en_xitem_.en_definition_.en_sense_senses_entry_letData">Eng </text:span> <text:span text:style-name="xitem_.en_definition_.en_sense_senses_entry_letData">be sorry for, to pity, to express a wish that something won't happen</text:span> <text:span text:style-name="xlanguagetag_.en_xitem_.tpi_definition_.en_sense_senses_entry_letData">Pdg </text:span> <text:span> </text:span><text:span text:style-name="span_.en_xitem_.tpi_definition_.en_sense_senses_entry_letData">sori long</text:span> <text:span text:style-name="xitem_.tpi_definition_.en_sense_senses_entry_letData"> em</text:span> <text:span> </text:span><text:span text:style-name="example_examples_sense_senses_entry_letData">Rëḳ mu gëpin mehö sën rëḳ nanër Mehönon Nalu ranġah vu alam bedengis yi<text:span> </text:span></text:span> <text:span text:style-name="translation_.en_translations_examples_sense_senses_entry_letData">But pity the person who betrays the Son of Man to death<text:span> </text:span></text:span> <text:span> </text:span></text:p>
        <text:p text:style-name="entry_letData"><text:span text:style-name="headword_entry_letData">gujeng<text:span>  </text:span></text:span> <text:span>[</text:span><text:span text:style-name="pronunciation_pronunciations_entry_letData">ˈᵑɡuⁿd͡ʒ.əŋ<text:span>]</text:span></text:span> <text:span> </text:span><text:span text:style-name="partofspeech_.en_grammaticalinfo_sense_senses_entry_letData">Class1<text:span> </text:span></text:span> <text:span> </text:span><text:span text:style-name="xlanguagetag_.en_xitem_.en_definition_.en_sense_senses_entry_letData">Eng </text:span> <text:span text:style-name="xitem_.en_definition_.en_sense_senses_entry_letData">sleep somewhere; but then get up and go on to somewhere else; to finish staying somewhere and go on</text:span> <text:span text:style-name="xlanguagetag_.en_xitem_.tpi_definition_.en_sense_senses_entry_letData">Pdg </text:span> <text:span> </text:span><text:span text:style-name="span_.en_xitem_.tpi_definition_.en_sense_senses_entry_letData">l</text:span> <text:span text:style-name="xitem_.tpi_definition_.en_sense_senses_entry_letData">usim haus</text:span> <text:span> </text:span><text:span text:style-name="example_xitem_examples_sense_senses_entry_letData">Gujeng ya begganġ mewis<text:span> </text:span></text:span> <text:span text:style-name="translation_.en_translations_xitem_examples_sense_senses_entry_letData">He finished staying here and went on to another house<text:span> </text:span></text:span> <text:span>  </text:span><text:span text:style-name="example_xitem_examples_sense_senses_entry_letData">Dëggëp loḳ gujeng yah<text:span> </text:span></text:span> <text:span text:style-name="translation_.en_translations_xitem_examples_sense_senses_entry_letData">They slept there and then went back<text:span> </text:span></text:span> <text:span>  </text:span><text:span text:style-name="example_xitem_examples_sense_senses_entry_letData">Segujeng ya Rae loḳ tum segujeng meyom<text:span> </text:span></text:span> <text:span text:style-name="translation_.en_translations_xitem_examples_sense_senses_entry_letData">I went and lived in Lae for a while and then I came back<text:span> </text:span></text:span> <text:span> </text:span></text:p>
      </text:section>
      <text:section text:style-name="Sect_letHead" text:name="Sect_letHead">
        <text:p text:style-name="letter_letHead">H h</text:p>
      </text:section>
      <text:section text:style-name="Sect_letData" text:name="Sect_letData">
        <text:p text:style-name="entry_letData"><text:span text:style-name="headword_entry_letData">huh yi<text:span>  </text:span></text:span> <text:span>[</text:span><text:span text:style-name="pronunciation_pronunciations_entry_letData">ʁuʁ yi<text:span>]</text:span></text:span> <text:span> </text:span><text:span text:style-name="partofspeech_.en_grammaticalinfo_sense_senses_entry_letData">Class2<text:span> </text:span></text:span> <text:span> </text:span><text:span text:style-name="xlanguagetag_.en_xitem_.en_definition_.en_sense_senses_entry_letData">Eng </text:span> <text:span text:style-name="xitem_.en_definition_.en_sense_senses_entry_letData">restrain oneself, hold back, refrain, to remain calm--used with the appropriate pronoun, <text:span text:style-name="span_.bzh_xitem_.en_definition_.en_sense_senses_entry_letData">yi, ham</text:span> , etc.</text:span> <text:span text:style-name="xlanguagetag_.en_xitem_.tpi_definition_.en_sense_senses_entry_letData">Pdg </text:span> <text:span> </text:span><text:span text:style-name="xitem_.tpi_definition_.en_sense_senses_entry_letData">sindaun isi</text:span> <text:span> </text:span><text:span text:style-name="example_examples_sense_senses_entry_letData">Ham huh ham geham su vonġ baar rë<text:span> </text:span></text:span> <text:span text:style-name="translation_.en_translations_examples_sense_senses_entry_letData">You held back and didn't play football<text:span> </text:span></text:span> <text:span> </text:span></text:p>
      </text:section>
      <text:section text:style-name="Sect_letHead" text:name="Sect_letHead">
        <text:p text:style-name="letter_letHead">J j</text:p>
      </text:section>
      <text:section text:style-name="Sect_letData" text:name="Sect_letData">
        <text:p text:style-name="entry_letData"><text:span text:style-name="headword_entry_letData">jij<text:span>  </text:span></text:span> <text:span>[</text:span><text:span text:style-name="pronunciation_pronunciations_entry_letData">ⁿd͡ʒiⁿd͡ʒ<text:span>]</text:span></text:span> <text:span> </text:span><text:span text:style-name="partofspeech_.en_grammaticalinfo_sense_senses_entry_letData">Class1<text:span> </text:span></text:span> <text:span> </text:span><text:span text:style-name="xlanguagetag_.en_xitem_.en_definition_.en_sense_senses_entry_letData">Eng </text:span> <text:span text:style-name="xitem_.en_definition_.en_sense_senses_entry_letData">entreat, entice, persuade, urge, tempt, seduce; to cause someone to do something they hadn't intended</text:span> <text:span text:style-name="xlanguagetag_.en_xitem_.tpi_definition_.en_sense_senses_entry_letData">Pdg </text:span> <text:span> </text:span><text:span text:style-name="span_.en_xitem_.tpi_definition_.en_sense_senses_entry_letData">hariapim</text:span> <text:span> </text:span><text:span text:style-name="example_xitem_examples_sense_senses_entry_letData">Pesooḳ jij sa<text:span> </text:span></text:span> <text:span text:style-name="translation_.en_translations_xitem_examples_sense_senses_entry_letData">I had the hiccups<text:span> </text:span></text:span> <text:span>  </text:span><text:span text:style-name="example_xitem_examples_sense_senses_entry_letData">Jij bë dena pevis<text:span> </text:span></text:span> <text:span text:style-name="translation_.en_translations_xitem_examples_sense_senses_entry_letData">He urged them to go quickly<text:span> </text:span></text:span> <text:span>  </text:span><text:span text:style-name="example_xitem_examples_sense_senses_entry_letData">Sa su nër bë alu ana rë gaḳ yö jij sa bë alu ana<text:span> </text:span></text:span> <text:span text:style-name="translation_.en_translations_xitem_examples_sense_senses_entry_letData">I didn't say we would go, but he urged me to<text:span> </text:span></text:span> <text:span> </text:span></text:p>
      </text:section>
      <text:section text:style-name="Sect_letHead" text:name="Sect_letHead">
        <text:p text:style-name="letter_letHead">K k</text:p>
      </text:section>
      <text:section text:style-name="Sect_letData" text:name="Sect_letData">
        <text:p text:style-name="entry_letData"><text:span text:style-name="headword_entry_letData">ketiv<text:span>  </text:span></text:span> <text:span>[</text:span><text:span text:style-name="pronunciation_pronunciations_entry_letData">kə.ˈtiβ<text:span>]</text:span></text:span> <text:span> </text:span><text:span text:style-name="partofspeech_.en_grammaticalinfo_sense_senses_entry_letData">noun(al)<text:span> </text:span></text:span> <text:span> </text:span><text:span text:style-name="xlanguagetag_.en_xitem_.en_definition_.en_sense_senses_entry_letData">Eng </text:span> <text:span text:style-name="xitem_.en_definition_.en_sense_senses_entry_letData">dam, to dam. The main wall is built across the river and the stream diverted. Before the stream is closed off, a series of walls, <text:span text:style-name="span_.bzh_xitem_.en_definition_.en_sense_senses_entry_letData">ketivsën,</text:span>  are built across the original streambed lower down. Finally the first dam is closed off, diverting the water, and the fish are trapped  by these various secondary walls and can be speared.</text:span> <text:span text:style-name="xlanguagetag_.en_xitem_.tpi_definition_.en_sense_senses_entry_letData">Pdg </text:span> <text:span> </text:span><text:span text:style-name="xitem_.tpi_definition_.en_sense_senses_entry_letData">banisim pis</text:span> <text:span> </text:span><text:span text:style-name="example_examples_sense_senses_entry_letData">Deketiv bël vaha in bë ġël jaḳ vu gedengis<text:span> </text:span></text:span> <text:span text:style-name="translation_.en_translations_examples_sense_senses_entry_letData">They built secondary walls across downstream of the dam to prevent the fish escaping and to allow them to catch them<text:span> </text:span></text:span> <text:span> </text:span></text:p>
      </text:section>
      <text:section text:style-name="Sect_letHead" text:name="Sect_letHead">
        <text:p text:style-name="letter_letHead">Ḳ ḳ</text:p>
      </text:section>
      <text:section text:style-name="Sect_letData" text:name="Sect_letData">
        <text:p text:style-name="entry_letData"><text:span text:style-name="headword_entry_letData">ḳunġin<text:span>  </text:span></text:span> <text:span>[</text:span><text:span text:style-name="pronunciation_pronunciations_entry_letData">ˈquɴ.in<text:span>]</text:span></text:span> <text:span>[</text:span><text:span text:style-name="pronunciation_pronunciations_entry_letData">quɴ<text:span>]</text:span></text:span> <text:span> </text:span><text:span>(</text:span><text:span text:style-name="LexEntryTypepublishStemEntryTypeAbbreviationPub_.en_entryreftype_primaryrefs_entry_letData">der. of<text:span> </text:span></text:span> <text:span> </text:span><text:span>) </text:span><text:span text:style-name="partofspeech_.en_grammaticalinfo_sense_senses_entry_letData">Class1<text:span> </text:span></text:span> <text:span> </text:span><text:span text:style-name="xlanguagetag_.en_xitem_.en_definition_.en_sense_senses_entry_letData">Eng </text:span> <text:span text:style-name="xitem_.en_definition_.en_sense_senses_entry_letData">to call out <text:span text:style-name="span_.bzh_xitem_.en_definition_.en_sense_senses_entry_letData">`ḳunġ'</text:span>  to indicate that the message one is calling is finished or that which someone else was calling has been heard and understood</text:span> <text:span text:style-name="xlanguagetag_.en_xitem_.tpi_definition_.en_sense_senses_entry_letData">Pdg </text:span> <text:span> </text:span><text:span text:style-name="xitem_.tpi_definition_.en_sense_senses_entry_letData">bekim singaut</text:span> <text:span> </text:span><text:span text:style-name="example_xitem_examples_sense_senses_entry_letData">Tahi ya geḳunġin ving<text:span> </text:span></text:span> <text:span text:style-name="translation_.en_translations_xitem_examples_sense_senses_entry_letData">He called out the message and marked the end of it too<text:span> </text:span></text:span> <text:span>  </text:span><text:span text:style-name="example_xitem_examples_sense_senses_entry_letData">Ḳunġ in mehöti tahi<text:span> </text:span></text:span> <text:span text:style-name="translation_.en_translations_xitem_examples_sense_senses_entry_letData">He called <text:span text:style-name="span_.bzh_translation_.en_translations_xitem_examples_sense_senses_entry_letData">ḳunġ</text:span>  in response to the person's call (to indicate that he had received the message)<text:span> </text:span></text:span> <text:span> </text:span></text:p>
      </text:section>
      <text:section text:style-name="Sect_letHead" text:name="Sect_letHead">
        <text:p text:style-name="letter_letHead">L l</text:p>
      </text:section>
      <text:section text:style-name="Sect_letData" text:name="Sect_letData">
        <text:p text:style-name="entry_letData"><text:span text:style-name="headword_entry_letData">lem<text:span>  </text:span></text:span> <text:span>[</text:span><text:span text:style-name="pronunciation_pronunciations_entry_letData">l̪ɛm<text:span>]</text:span></text:span> <text:span> </text:span><text:span text:style-name="partofspeech_.en_grammaticalinfo_sense_senses_entry_letData">Class3<text:span> </text:span></text:span> <text:span> </text:span><text:span text:style-name="xlanguagetag_.en_xitem_.en_definition_.en_sense_senses_entry_letData">Eng </text:span> <text:span text:style-name="xitem_.en_definition_.en_sense_senses_entry_letData">to call domestic animals. There are different kinds of calling depending on the animal: Dogs: <text:span text:style-name="span_.bzh_xitem_.en_definition_.en_sense_senses_entry_letData">Ge, ge, ge, ...</text:span> ; Pigs: <text:span text:style-name="span_.bzh_xitem_.en_definition_.en_sense_senses_entry_letData">Ba, ba, ba, ...</text:span> ; Chickens: <text:span text:style-name="span_.bzh_xitem_.en_definition_.en_sense_senses_entry_letData">Pu, pu, pu, ...</text:span> </text:span> <text:span text:style-name="xlanguagetag_.en_xitem_.tpi_definition_.en_sense_senses_entry_letData">Pdg </text:span> <text:span> </text:span><text:span text:style-name="xitem_.tpi_definition_.en_sense_senses_entry_letData">singautim ol dok, pik, kakaruk, samting</text:span> <text:span> </text:span><text:span text:style-name="example_xitem_examples_sense_senses_entry_letData">Alam-reggu-yi dëlem anöö vu vos<text:span> </text:span></text:span> <text:span text:style-name="translation_.en_translations_xitem_examples_sense_senses_entry_letData">Hunters call their dogs in the bush<text:span> </text:span></text:span> <text:span>  </text:span><text:span text:style-name="example_xitem_examples_sense_senses_entry_letData">Lem bööḳ beyam degga nos<text:span> </text:span></text:span> <text:span text:style-name="translation_.en_translations_xitem_examples_sense_senses_entry_letData">She called the pigs and they came and ate<text:span> </text:span></text:span> <text:span> </text:span></text:p>
        <text:p text:style-name="entry_letData"><text:span text:style-name="headword_entry_letData">lööin<text:span>  </text:span></text:span> <text:span>[</text:span><text:span text:style-name="pronunciation_pronunciations_entry_letData">ˈl̪ɔː.in<text:span>]</text:span></text:span> <text:span> </text:span><text:span>(</text:span><text:span text:style-name="LexEntryTypepublishStemEntryTypeAbbreviationPub_.en_entryreftype_primaryrefs_entry_letData">der. of<text:span> </text:span></text:span> <text:span> </text:span><text:span>) </text:span><text:span text:style-name="partofspeech_.en_grammaticalinfo_sense_senses_entry_letData">Class3<text:span> </text:span></text:span> <text:span> </text:span><text:span text:style-name="xlanguagetag_.en_xitem_.en_definition_.en_sense_senses_entry_letData">Eng </text:span> <text:span text:style-name="xitem_.en_definition_.en_sense_senses_entry_letData">sway about</text:span> <text:span text:style-name="xlanguagetag_.en_xitem_.tpi_definition_.en_sense_senses_entry_letData">Pdg </text:span> <text:span> </text:span><text:span text:style-name="span_.en_xitem_.tpi_definition_.en_sense_senses_entry_letData">muv i go i kam</text:span> <text:span> </text:span><text:span text:style-name="example_examples_sense_senses_entry_letData">Löv adingseḳë om lööin<text:span> </text:span></text:span> <text:span text:style-name="translation_.en_translations_examples_sense_senses_entry_letData">The sugarcane is very long so it is swaying about<text:span> </text:span></text:span> <text:span> </text:span></text:p>
      </text:section>
      <text:section text:style-name="Sect_letHead" text:name="Sect_letHead">
        <text:p text:style-name="letter_letHead">M m</text:p>
      </text:section>
      <text:section text:style-name="Sect_letData" text:name="Sect_letData">
        <text:p text:style-name="entry_letData"><text:span text:style-name="headword_entry_letData">menġë<text:span>  </text:span></text:span> <text:span>[</text:span><text:span text:style-name="pronunciation_pronunciations_entry_letData">mə.ˈɴe<text:span>]</text:span></text:span> <text:span> </text:span><text:span text:style-name="partofspeech_.en_grammaticalinfo_sense_senses_entry_letData">Class1<text:span> </text:span></text:span> <text:span> </text:span><text:span text:style-name="xlanguagetag_.en_xitem_.en_definition_.en_sense_senses_entry_letData">Eng </text:span> <text:span text:style-name="xitem_.en_definition_.en_sense_senses_entry_letData">furry, having a furry taste-as betelnut or green bananas</text:span> <text:span text:style-name="xlanguagetag_.en_xitem_.tpi_definition_.en_sense_senses_entry_letData">Pdg </text:span> <text:span> </text:span><text:span text:style-name="span_.en_xitem_.tpi_definition_.en_sense_senses_entry_letData">samting </text:span> <text:span text:style-name="xitem_.tpi_definition_.en_sense_senses_entry_letData">i gat pait olsem buai</text:span> <text:span> </text:span><text:span text:style-name="example_xitem_examples_sense_senses_entry_letData">Menġë vaḳu avi<text:span> </text:span></text:span> <text:span text:style-name="translation_.en_translations_xitem_examples_sense_senses_entry_letData">Her mouth went all furry<text:span> </text:span></text:span> <text:span>  </text:span><text:span text:style-name="example_xitem_examples_sense_senses_entry_letData">Bebumeng menġë loḳ ayo<text:span> </text:span></text:span> <text:span text:style-name="translation_.en_translations_xitem_examples_sense_senses_entry_letData">The betel nut upset his stomach<text:span> </text:span></text:span> <text:span>  </text:span><text:span text:style-name="example_xitem_examples_sense_senses_entry_letData">Vud su moneḳ venuh rë om menġë<text:span> </text:span></text:span> <text:span text:style-name="translation_.en_translations_xitem_examples_sense_senses_entry_letData">The bananas weren't really ripe so they had a furry taste<text:span> </text:span></text:span> <text:span> </text:span></text:p>
      </text:section>
      <text:section text:style-name="Sect_letHead" text:name="Sect_letHead">
        <text:p text:style-name="letter_letHead">N n</text:p>
      </text:section>
      <text:section text:style-name="Sect_letData" text:name="Sect_letData">
        <text:p text:style-name="entry_letData"><text:span text:style-name="headword_entry_letData">nare<text:span>  </text:span></text:span> <text:span>[</text:span><text:span text:style-name="pronunciation_pronunciations_entry_letData">ˈna.ɾɛ<text:span>]</text:span></text:span> <text:span> </text:span><text:span text:style-name="partofspeech_.en_grammaticalinfo_sense_senses_entry_letData">Class3<text:span> </text:span></text:span> <text:span> </text:span><text:span text:style-name="xlanguagetag_.en_xitem_.en_definition_.en_sense_senses_entry_letData">Eng </text:span> <text:span text:style-name="xitem_.en_definition_.en_sense_senses_entry_letData">standing-this is the irregular continuative form of the verb <text:span text:style-name="span_.bzh_xitem_.en_definition_.en_sense_senses_entry_letData">vare</text:span>  `to stand'. The expected form would be *nevare</text:span> <text:span text:style-name="xlanguagetag_.en_xitem_.tpi_definition_.en_sense_senses_entry_letData">Pdg </text:span> <text:span> </text:span><text:span text:style-name="xitem_.tpi_definition_.en_sense_senses_entry_letData">sanap i stap</text:span> <text:span> </text:span><text:span text:style-name="example_examples_sense_senses_entry_letData">Nare raḳ ḳedu getahi ḳööḳ ya ahu<text:span> </text:span></text:span> <text:span text:style-name="translation_.en_translations_examples_sense_senses_entry_letData">He was standing on the mountain and called a message down below<text:span> </text:span></text:span> <text:span> </text:span></text:p>
        <text:p text:style-name="entry_letData"><text:span text:style-name="headword_entry_letData">nema<text:span>  </text:span></text:span> <text:span>[</text:span><text:span text:style-name="pronunciation_pronunciations_entry_letData">nə.ˈma<text:span>]</text:span></text:span> <text:span> </text:span><text:span text:style-name="xsensenumber_sense_senses_entry_letData">1) </text:span> <text:span text:style-name="partofspeech_.en_grammaticalinfo_sense_senses_entry_letData">noun(inal)<text:span> </text:span></text:span> <text:span> </text:span><text:span text:style-name="xlanguagetag_.en_xitem_.en_definition_.en_sense_senses_entry_letData">Eng </text:span> <text:span text:style-name="xitem_.en_definition_.en_sense_senses_entry_letData">hand</text:span> <text:span text:style-name="xlanguagetag_.en_xitem_.tpi_definition_.en_sense_senses_entry_letData">Pdg </text:span> <text:span> </text:span><text:span text:style-name="xitem_.tpi_definition_.en_sense_senses_entry_letData">han</text:span> <text:span> </text:span><text:span text:style-name="example_xitem_examples_sense_senses_entry_letData">Nema keyëh loḳ masin<text:span> </text:span></text:span> <text:span text:style-name="translation_.en_translations_xitem_examples_sense_senses_entry_letData">His arm broke in the machine<text:span> </text:span></text:span> <text:span>  </text:span><text:span text:style-name="example_xitem_examples_sense_senses_entry_letData">Anöö ranġa nema<text:span> </text:span></text:span> <text:span text:style-name="translation_.en_translations_xitem_examples_sense_senses_entry_letData">The dog bit her hand<text:span> </text:span></text:span> <text:span>  </text:span><text:span text:style-name="example_xitem_examples_sense_senses_entry_letData">Mehö saga jom loḳ sa nemaġ<text:span> </text:span></text:span> <text:span text:style-name="translation_.en_translations_xitem_examples_sense_senses_entry_letData">That person held my hand<text:span> </text:span></text:span> <text:span>  </text:span><text:span text:style-name="example_xitem_examples_sense_senses_entry_letData">Nema lu vaha om yö rëḳ medo genom berup<text:span> </text:span></text:span> <text:span text:style-name="translation_.en_translations_xitem_examples_sense_senses_entry_letData">He is still alive (in one piece), so he'll be back (to take revenge)<text:span> </text:span></text:span> <text:span> </text:span><text:span>  </text:span><text:span text:style-name="xsensenumber_sense_senses_entry_letData">2) </text:span> <text:span text:style-name="partofspeech_.en_grammaticalinfo_sense_senses_entry_letData">noun(inal)<text:span> </text:span></text:span> <text:span> </text:span><text:span text:style-name="xlanguagetag_.en_xitem_.en_definition_.en_sense_senses_entry_letData">Eng </text:span> <text:span text:style-name="xitem_.en_definition_.en_sense_senses_entry_letData">The forearm as far as the elbow</text:span> <text:span text:style-name="xlanguagetag_.en_xitem_.tpi_definition_.en_sense_senses_entry_letData">Pdg </text:span> <text:span> </text:span><text:span text:style-name="xitem_.tpi_definition_.en_sense_senses_entry_letData">han</text:span> <text:span> </text:span><text:span text:style-name="example_examples_sense_senses_entry_letData">Desis nema raḳ beġo lom seḳë keyëh<text:span> </text:span></text:span> <text:span text:style-name="translation_.en_translations_examples_sense_senses_entry_letData">They hit is forearm with the club and the bone broke<text:span> </text:span></text:span> <text:span> </text:span><text:span>  </text:span><text:span text:style-name="xsensenumber_sense_senses_entry_letData">3) </text:span> <text:span text:style-name="partofspeech_.en_grammaticalinfo_sense_senses_entry_letData">noun(inal)<text:span> </text:span></text:span> <text:span> </text:span><text:span text:style-name="xlanguagetag_.en_xitem_.en_definition_.en_sense_senses_entry_letData">Eng </text:span> <text:span text:style-name="xitem_.en_definition_.en_sense_senses_entry_letData">the forefoot of four footed animals</text:span> <text:span text:style-name="xlanguagetag_.en_xitem_.tpi_definition_.en_sense_senses_entry_letData">Pdg </text:span> <text:span> </text:span><text:span text:style-name="xitem_.tpi_definition_.en_sense_senses_entry_letData">han bilong ol abus samting</text:span> <text:span> </text:span><text:span text:style-name="example_examples_sense_senses_entry_letData">Bööḳ vës söv lob nema keyëh<text:span> </text:span></text:span> <text:span text:style-name="translation_.en_translations_examples_sense_senses_entry_letData">The pig fell into a hole and broke its front leg(s)<text:span> </text:span></text:span> <text:span> </text:span><text:span>  </text:span><text:span text:style-name="xsensenumber_sense_senses_entry_letData">4) </text:span> <text:span text:style-name="partofspeech_.en_grammaticalinfo_sense_senses_entry_letData">noun(inal)<text:span> </text:span></text:span> <text:span> </text:span><text:span text:style-name="xlanguagetag_.en_xitem_.en_definition_.en_sense_senses_entry_letData">Eng </text:span> <text:span text:style-name="span_.tpi_xitem_.en_definition_.en_sense_senses_entry_letData">branch, of trees, etc.</text:span> <text:span text:style-name="xlanguagetag_.en_xitem_.tpi_definition_.en_sense_senses_entry_letData">Pdg </text:span> <text:span> </text:span><text:span text:style-name="xitem_.tpi_definition_.en_sense_senses_entry_letData">han diewai</text:span> <text:span> </text:span><text:span text:style-name="example_examples_sense_senses_entry_letData">Ḳele nerig menevasuh nema nġahi nġahi<text:span> </text:span></text:span> <text:span text:style-name="translation_.en_translations_examples_sense_senses_entry_letData">The tree grew and divided into many branches<text:span> </text:span></text:span> <text:span> </text:span><text:span>  </text:span><text:span text:style-name="xsensenumber_sense_senses_entry_letData">5) </text:span> <text:span text:style-name="partofspeech_.en_grammaticalinfo_sense_senses_entry_letData">noun(inal)<text:span> </text:span></text:span> <text:span> </text:span><text:span text:style-name="xlanguagetag_.en_xitem_.en_definition_.en_sense_senses_entry_letData">Eng </text:span> <text:span text:style-name="xitem_.en_definition_.en_sense_senses_entry_letData">handle of tools, utensils, etc</text:span> <text:span text:style-name="xlanguagetag_.en_xitem_.tpi_definition_.en_sense_senses_entry_letData">Pdg </text:span> <text:span> </text:span><text:span text:style-name="xitem_.tpi_definition_.en_sense_senses_entry_letData">handel</text:span> <text:span> </text:span><text:span text:style-name="example_examples_sense_senses_entry_letData">Devo dëġ nema vër gedetunġ dëġ raḳ ya nengwah<text:span> </text:span></text:span> <text:span text:style-name="translation_.en_translations_examples_sense_senses_entry_letData">They took the saucepan's handle off and put the saucepan on the fire<text:span> </text:span></text:span> <text:span> </text:span></text:p>
      </text:section>
      <text:section text:style-name="Sect_letHead" text:name="Sect_letHead">
        <text:p text:style-name="letter_letHead">Ny ny</text:p>
      </text:section>
      <text:section text:style-name="Sect_letData" text:name="Sect_letData">
        <text:p text:style-name="entry_letData"><text:span text:style-name="headword_entry_letData">nyë<text:span>  </text:span></text:span> <text:span>[</text:span><text:span text:style-name="pronunciation_pronunciations_entry_letData">ɲe<text:span>]</text:span></text:span> <text:span> </text:span><text:span text:style-name="partofspeech_.en_grammaticalinfo_sense_senses_entry_letData">noun(inal)<text:span> </text:span></text:span> <text:span> </text:span><text:span text:style-name="xsensenumber_sense_senses_entry_letData">1) </text:span> <text:span text:style-name="xlanguagetag_.en_xitem_.en_definition_.en_sense_senses_entry_letData">Eng </text:span> <text:span text:style-name="xitem_.en_definition_.en_sense_senses_entry_letData">chin</text:span> <text:span text:style-name="xlanguagetag_.en_xitem_.tpi_definition_.en_sense_senses_entry_letData">Pdg </text:span> <text:span> </text:span><text:span text:style-name="xitem_.tpi_definition_.en_sense_senses_entry_letData">wasket</text:span> <text:span> </text:span><text:span text:style-name="example_examples_sense_senses_entry_letData">Sa kër nyëġ gwëbeng<text:span> </text:span></text:span> <text:span text:style-name="translation_.en_translations_examples_sense_senses_entry_letData">I shaved this morning<text:span> </text:span></text:span> <text:span> </text:span><text:span>  </text:span><text:span text:style-name="xsensenumber_sense_senses_entry_letData">2) </text:span> <text:span text:style-name="xlanguagetag_.en_xitem_.en_definition_.en_sense_senses_entry_letData">Eng </text:span> <text:span text:style-name="xitem_.en_definition_.en_sense_senses_entry_letData">beginning, first</text:span> <text:span text:style-name="xlanguagetag_.en_xitem_.tpi_definition_.en_sense_senses_entry_letData">Pdg </text:span> <text:span> </text:span><text:span text:style-name="xitem_.tpi_definition_.en_sense_senses_entry_letData">stat</text:span> <text:span> </text:span><text:span text:style-name="example_examples_sense_senses_entry_letData">Yö verup ya nedo ya nyë<text:span> </text:span></text:span> <text:span text:style-name="translation_.en_translations_examples_sense_senses_entry_letData">He arrived first (and the others (presumably) would come later)<text:span> </text:span></text:span> <text:span> </text:span><text:span>  </text:span><text:span text:style-name="xsensenumber_sense_senses_entry_letData">3) </text:span> <text:span text:style-name="xlanguagetag_.en_xitem_.en_definition_.en_sense_senses_entry_letData">Eng </text:span> <text:span text:style-name="xitem_.en_definition_.en_sense_senses_entry_letData">edge, corner</text:span> <text:span text:style-name="xlanguagetag_.en_xitem_.tpi_definition_.en_sense_senses_entry_letData">Pdg </text:span> <text:span> </text:span><text:span text:style-name="xitem_.tpi_definition_.en_sense_senses_entry_letData">arere</text:span> <text:span> </text:span><text:span text:style-name="example_xitem_examples_sense_senses_entry_letData">Ya nare ya begganġ nyë<text:span> </text:span></text:span> <text:span text:style-name="translation_.en_translations_xitem_examples_sense_senses_entry_letData">He went and stood by the corner of the house<text:span> </text:span></text:span> <text:span>  </text:span><text:span text:style-name="example_xitem_examples_sense_senses_entry_letData">Nyë keyëh raḳ ġelönġ<text:span> </text:span></text:span> <text:span text:style-name="translation_.en_translations_xitem_examples_sense_senses_entry_letData">The edge broke on a stone<text:span> </text:span></text:span> <text:span> </text:span><text:span>  </text:span><text:span text:style-name="xsensenumber_sense_senses_entry_letData">4) </text:span> <text:span text:style-name="xlanguagetag_.en_xitem_.en_definition_.en_sense_senses_entry_letData">Eng </text:span> <text:span text:style-name="xitem_.en_definition_.en_sense_senses_entry_letData">wound, scar, mark. When used in this way, it usually occurs with the instrument which caused the wound, e.g. <text:span text:style-name="span_.bzh_xitem_.en_definition_.en_sense_senses_entry_letData">ḳele nyë</text:span>  'spear wound', <text:span text:style-name="span_.bzh_xitem_.en_definition_.en_sense_senses_entry_letData">beġö nyë</text:span>  'club wound, <text:span text:style-name="span_.bzh_xitem_.en_definition_.en_sense_senses_entry_letData">taram nyë</text:span>  'gunshot wound'. It represents the place where the weapon hit, and may be used to refer to the scar once the wound has healed. It can also be used to refer to the mark left by other things, e.g. <text:span text:style-name="span_.bzh_xitem_.en_definition_.en_sense_senses_entry_letData">mun nyë</text:span>  could refer to the piece of sweetpotato etc left after a rat as eaten part. The te</text:span> <text:span text:style-name="xlanguagetag_.en_xitem_.tpi_definition_.en_sense_senses_entry_letData">Pdg </text:span> <text:span> </text:span><text:span text:style-name="xitem_.tpi_definition_.en_sense_senses_entry_letData">mak i stap long skin</text:span> <text:span> </text:span><text:span text:style-name="example_examples_sense_senses_entry_letData">Degelu Jaroom atov wirek om sën dënër yi bë Ḳele-nyë<text:span> </text:span></text:span> <text:span text:style-name="translation_.en_translations_examples_sense_senses_entry_letData">They speared Jaroom before so they called him "spear-scar"<text:span> </text:span></text:span> <text:span> </text:span></text:p>
      </text:section>
      <text:section text:style-name="Sect_letHead" text:name="Sect_letHead">
        <text:p text:style-name="letter_letHead">P p</text:p>
      </text:section>
      <text:section text:style-name="Sect_letData" text:name="Sect_letData">
        <text:p text:style-name="entry_letData"><text:span text:style-name="headword_entry_letData">pediiin<text:span>  </text:span></text:span> <text:span>[</text:span><text:span text:style-name="pronunciation_pronunciations_entry_letData">pə.ˈⁿdiː.in<text:span>]</text:span></text:span> <text:span> </text:span><text:span text:style-name="partofspeech_.en_grammaticalinfo_sense_senses_entry_letData">Class1<text:span> </text:span></text:span> <text:span> </text:span><text:span text:style-name="xsensenumber_sense_senses_entry_letData">1) </text:span> <text:span text:style-name="xlanguagetag_.en_xitem_.en_definition_.en_sense_senses_entry_letData">Eng </text:span> <text:span text:style-name="xitem_.en_definition_.en_sense_senses_entry_letData">bounce, ricochet</text:span> <text:span text:style-name="xlanguagetag_.en_xitem_.tpi_definition_.en_sense_senses_entry_letData">Pdg </text:span> <text:span> </text:span><text:span text:style-name="xitem_.tpi_definition_.en_sense_senses_entry_letData">kalap i go</text:span> <text:span> </text:span><text:span text:style-name="example_xitem_examples_sense_senses_entry_letData">Pediiin raḳ geya vavunë rot<text:span> </text:span></text:span> <text:span text:style-name="translation_.en_translations_xitem_examples_sense_senses_entry_letData">It bounced off and went way up in the air<text:span> </text:span></text:span> <text:span>  </text:span><text:span text:style-name="example_xitem_examples_sense_senses_entry_letData">Vaḳë baar lom pediiin meya vos ayo<text:span> </text:span></text:span> <text:span text:style-name="translation_.en_translations_xitem_examples_sense_senses_entry_letData">He kicked the ball and it ricocheted off into the bush<text:span> </text:span></text:span> <text:span> </text:span><text:span>  </text:span><text:span text:style-name="xsensenumber_sense_senses_entry_letData">2) </text:span> <text:span text:style-name="xlanguagetag_.en_xitem_.en_definition_.en_sense_senses_entry_letData">Eng </text:span> <text:span text:style-name="xitem_.en_definition_.en_sense_senses_entry_letData">to induce pregnancy. If a woman was not bearing children, her husband (or someone who knew how to do it) would take a <text:span text:style-name="span_.bzh_xitem_.en_definition_.en_sense_senses_entry_letData">jilek</text:span>  nut and speak a spell over it. He would then slip it into his wife's stringbag without her knowing it, so that it keeps striking her in the back when she carries it. Then when he had intercourse with her she would become pregnant.</text:span> <text:span text:style-name="xlanguagetag_.en_xitem_.tpi_definition_.en_sense_senses_entry_letData">Pdg </text:span> <text:span> </text:span><text:span text:style-name="xitem_.tpi_definition_.en_sense_senses_entry_letData">pasin bilong helpim meri long bai i gat bel</text:span> <text:span> </text:span><text:span text:style-name="example_examples_sense_senses_entry_letData">Avëh sën raḳ regga rëḳ nalu ma genare hus ading loḳ depediiin lob nalu loḳ<text:span> </text:span></text:span> <text:span text:style-name="translation_.en_translations_examples_sense_senses_entry_letData">This woman married but had no children for a long time but then they put a spell on her and she became pregnant<text:span> </text:span></text:span> <text:span> </text:span></text:p>
        <text:p text:style-name="entry_letData"><text:span text:style-name="headword_entry_letData">pepelin<text:span>  </text:span></text:span> <text:span>[</text:span><text:span text:style-name="pronunciation_pronunciations_entry_letData">pə.ˈpɛl̪.in<text:span>]</text:span></text:span> <text:span> </text:span><text:span text:style-name="partofspeech_.en_grammaticalinfo_sense_senses_entry_letData">Class1<text:span> </text:span></text:span> <text:span> </text:span><text:span text:style-name="xlanguagetag_.en_xitem_.en_definition_.en_sense_senses_entry_letData">Eng </text:span> <text:span text:style-name="xitem_.en_definition_.en_sense_senses_entry_letData">The final cut on a tree to fell it in the direction desired. One cuts deeply into a tree according to where one wants it to fall (<text:span text:style-name="span_.bzh_xitem_.en_definition_.en_sense_senses_entry_letData">vuv</text:span> ), then one cuts lightly into the other side a little above the first cut (<text:span text:style-name="span_.bzh_xitem_.en_definition_.en_sense_senses_entry_letData">pepelin</text:span> ) so that the tree will fall where desired. Both cuts are made with a sideways motion.</text:span> <text:span text:style-name="xlanguagetag_.en_xitem_.tpi_definition_.en_sense_senses_entry_letData">Pdg </text:span> <text:span> </text:span><text:span text:style-name="xitem_.tpi_definition_.en_sense_senses_entry_letData">katim hapsait pinis orait katim hapsait antap liklik bilong bruk</text:span> <text:span> </text:span><text:span text:style-name="example_examples_sense_senses_entry_letData">Vuv ḳele ggovek log yah pepelin ḳele ggëp vahi lob keyëh<text:span> </text:span></text:span> <text:span text:style-name="translation_.en_translations_examples_sense_senses_entry_letData">He cut into the tree then cut into the other side and it fell<text:span> </text:span></text:span> <text:span> </text:span></text:p>
        <text:p text:style-name="entry_letData"><text:span text:style-name="headword_entry_letData">piv<text:span>  </text:span></text:span> <text:span>[</text:span><text:span text:style-name="pronunciation_pronunciations_entry_letData">piβ<text:span>]</text:span></text:span> <text:span> </text:span><text:span text:style-name="xsensenumber_sense_senses_entry_letData">1) </text:span> <text:span text:style-name="partofspeech_.en_grammaticalinfo_sense_senses_entry_letData">Class1<text:span> </text:span></text:span> <text:span> </text:span><text:span text:style-name="xlanguagetag_.en_xitem_.en_definition_.en_sense_senses_entry_letData">Eng </text:span> <text:span text:style-name="xitem_.en_definition_.en_sense_senses_entry_letData">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 <text:span text:style-name="xlanguagetag_.en_xitem_.tpi_definition_.en_sense_senses_entry_letData">Pdg </text:span> <text:span> </text:span><text:span text:style-name="xitem_.tpi_definition_.en_sense_senses_entry_letData">spia kisim</text:span> <text:span> </text:span><text:span text:style-name="example_xitem_examples_sense_senses_entry_letData">Gelu ḳapii lom piv meraḳ nedo<text:span> </text:span></text:span> <text:span text:style-name="translation_.en_translations_xitem_examples_sense_senses_entry_letData">He speared the <text:span text:style-name="span_.bzh_translation_.en_translations_xitem_examples_sense_senses_entry_letData">ḳapii</text:span>  tree and it hit it and stuck into it<text:span> </text:span></text:span> <text:span>  </text:span><text:span text:style-name="example_xitem_examples_sense_senses_entry_letData">Vanëh sok mepiv<text:span> </text:span></text:span> <text:span text:style-name="translation_.en_translations_xitem_examples_sense_senses_entry_letData">He shot the bird and hit it<text:span> </text:span></text:span> <text:span> </text:span><text:span>  </text:span><text:span text:style-name="xsensenumber_sense_senses_entry_letData">2) </text:span> <text:span text:style-name="partofspeech_.en_grammaticalinfo_sense_senses_entry_letData">Class1<text:span> </text:span></text:span> <text:span> </text:span><text:span text:style-name="xlanguagetag_.en_xitem_.en_definition_.en_sense_senses_entry_letData">Eng </text:span> <text:span text:style-name="xitem_.en_definition_.en_sense_senses_entry_letData">carry on one's back, piggyback. (Some people use the form <text:span text:style-name="span_.bzh_xitem_.en_definition_.en_sense_senses_entry_letData">peev</text:span> )</text:span> <text:span text:style-name="xlanguagetag_.en_xitem_.tpi_definition_.en_sense_senses_entry_letData">Pdg </text:span> <text:span> </text:span><text:span text:style-name="xitem_.tpi_definition_.en_sense_senses_entry_letData">karim long baksait</text:span> <text:span> </text:span><text:span text:style-name="example_examples_sense_senses_entry_letData">Sepiv nġaa nġahiseḳë medu sa rot<text:span> </text:span></text:span> <text:span text:style-name="translation_.en_translations_examples_sense_senses_entry_letData">I carried lots of things on my back and they weighed me down<text:span> </text:span></text:span> <text:span> </text:span></text:p>
      </text:section>
      <text:section text:style-name="Sect_letHead" text:name="Sect_letHead">
        <text:p text:style-name="letter_letHead">R r</text:p>
      </text:section>
      <text:section text:style-name="Sect_letData" text:name="Sect_letData">
        <text:p text:style-name="entry_letData"><text:span text:style-name="headword_entry_letData">rehöö<text:span>  </text:span></text:span> <text:span>[</text:span><text:span text:style-name="pronunciation_pronunciations_entry_letData">ɾə.ˈʁɔː<text:span>]</text:span></text:span> <text:span> </text:span><text:span text:style-name="partofspeech_.en_grammaticalinfo_sense_senses_entry_letData">Class3<text:span> </text:span></text:span> <text:span> </text:span><text:span text:style-name="xsensenumber_sense_senses_entry_letData">1) </text:span> <text:span text:style-name="xlanguagetag_.en_xitem_.en_definition_.en_sense_senses_entry_letData">Eng </text:span> <text:span text:style-name="xitem_.en_definition_.en_sense_senses_entry_letData">overcome by water or smoke, overwhelm</text:span> <text:span text:style-name="xlanguagetag_.en_xitem_.tpi_definition_.en_sense_senses_entry_letData">Pdg </text:span> <text:span> </text:span><text:span text:style-name="span_.en_xitem_.tpi_definition_.en_sense_senses_entry_letData">wara </text:span> <text:span text:style-name="xitem_.tpi_definition_.en_sense_senses_entry_letData">karamapim</text:span> <text:span> </text:span><text:span text:style-name="example_examples_sense_senses_entry_letData">Bël rehöö mehöti mediiḳ<text:span> </text:span></text:span> <text:span text:style-name="translation_.en_translations_examples_sense_senses_entry_letData">The waters covered someone and he died<text:span> </text:span></text:span> <text:span> </text:span><text:span>  </text:span><text:span text:style-name="xsensenumber_sense_senses_entry_letData">2) </text:span> <text:span text:style-name="xlanguagetag_.en_xitem_.en_definition_.en_sense_senses_entry_letData">Eng </text:span> <text:span text:style-name="xitem_.en_definition_.en_sense_senses_entry_letData">shout, argue with a loud inarticulate noise so as not to be able to hear anyone else</text:span> <text:span text:style-name="xlanguagetag_.en_xitem_.tpi_definition_.en_sense_senses_entry_letData">Pdg </text:span> <text:span> </text:span><text:span text:style-name="xitem_.tpi_definition_.en_sense_senses_entry_letData">singaut karamapim tok bilong narapela </text:span> <text:span> </text:span><text:span text:style-name="example_xitem_examples_sense_senses_entry_letData">Rehöö gesu nġo ayej rë<text:span> </text:span></text:span> <text:span text:style-name="translation_.en_translations_xitem_examples_sense_senses_entry_letData">He made such a noise he didn't hear what they said<text:span> </text:span></text:span> <text:span>  </text:span><text:span text:style-name="example_xitem_examples_sense_senses_entry_letData">Derehöö sir<text:span> </text:span></text:span> <text:span text:style-name="translation_.en_translations_xitem_examples_sense_senses_entry_letData">They argued loudly (without hearing what each other was saying)<text:span> </text:span></text:span> <text:span> </text:span></text:p>
        <text:p text:style-name="entry_letData"><text:span text:style-name="headword_entry_letData">rohin<text:span>  </text:span></text:span> <text:span>[</text:span><text:span text:style-name="pronunciation_pronunciations_entry_letData">ˈɾoʁ.in<text:span>]</text:span></text:span> <text:span> </text:span><text:span text:style-name="partofspeech_.en_grammaticalinfo_sense_senses_entry_letData">Class3<text:span> </text:span></text:span> <text:span> </text:span><text:span text:style-name="xlanguagetag_.en_xitem_.en_definition_.en_sense_senses_entry_letData">Eng </text:span> <text:span text:style-name="xitem_.en_definition_.en_sense_senses_entry_letData">to stake, to stand up, to thrust, to spear, to thrust a stake or something into the ground by thrusting it down until it stands up on its own</text:span> <text:span text:style-name="xlanguagetag_.en_xitem_.tpi_definition_.en_sense_senses_entry_letData">Pdg </text:span> <text:span> </text:span><text:span text:style-name="span_.en_xitem_.tpi_definition_.en_sense_senses_entry_letData">apim na planim i go daun long graun</text:span> <text:span> </text:span><text:span text:style-name="example_xitem_examples_sense_senses_entry_letData">Rohin riing luḳ ya dob<text:span> </text:span></text:span> <text:span text:style-name="translation_.en_translations_xitem_examples_sense_senses_entry_letData">He thrust the yam stake into the ground<text:span> </text:span></text:span> <text:span>  </text:span><text:span text:style-name="example_xitem_examples_sense_senses_entry_letData">He rohin ġadu in hil natul heek<text:span> </text:span></text:span> <text:span text:style-name="translation_.en_translations_xitem_examples_sense_senses_entry_letData">We thrust the stays into the ground so we could make the fence<text:span> </text:span></text:span> <text:span>  </text:span><text:span text:style-name="example_xitem_examples_sense_senses_entry_letData">Yö nare ading log rohin bööḳ<text:span> </text:span></text:span> <text:span text:style-name="translation_.en_translations_xitem_examples_sense_senses_entry_letData">He stood a long way off and speared the pig<text:span> </text:span></text:span> <text:span> </text:span></text:p>
        <text:p text:style-name="entry_letData"><text:span text:style-name="headword_entry_letData">röp<text:span>  </text:span></text:span> <text:span>[</text:span><text:span text:style-name="pronunciation_pronunciations_entry_letData">ɾɔp<text:span>]</text:span></text:span> <text:span> </text:span><text:span text:style-name="partofspeech_.en_grammaticalinfo_sense_senses_entry_letData">Class3<text:span> </text:span></text:span> <text:span> </text:span><text:span text:style-name="xsensenumber_sense_senses_entry_letData">1) </text:span> <text:span text:style-name="xlanguagetag_.en_xitem_.en_definition_.en_sense_senses_entry_letData">Eng </text:span> <text:span text:style-name="xitem_.en_definition_.en_sense_senses_entry_letData">to don, put on-of clothes, shoes, etc, insert, poke through</text:span> <text:span text:style-name="xlanguagetag_.en_xitem_.tpi_definition_.en_sense_senses_entry_letData">Pdg </text:span> <text:span> </text:span><text:span text:style-name="xitem_.tpi_definition_.en_sense_senses_entry_letData">putim, subim-olsem putim trausis, siot, samting</text:span> <text:span> </text:span><text:span text:style-name="example_examples_sense_senses_entry_letData">Röp tarasis<text:span> </text:span></text:span> <text:span text:style-name="translation_.en_translations_examples_sense_senses_entry_letData">He put on his trousers<text:span> </text:span></text:span> <text:span> </text:span><text:span>  </text:span><text:span text:style-name="xsensenumber_sense_senses_entry_letData">2) </text:span> <text:span text:style-name="xlanguagetag_.en_definition_.en_sense_senses_entry_letData">Eng </text:span> <text:span text:style-name="definition_.en_sense_senses_entry_letData">go straight, direct<text:span> </text:span></text:span> <text:span text:style-name="example_examples_sense_senses_entry_letData">Bengovek röp meya ahu<text:span> </text:span></text:span> <text:span text:style-name="translation_.en_translations_examples_sense_senses_entry_letData">The <text:span text:style-name="span_.bzh_translation_.en_translations_examples_sense_senses_entry_letData">bengovek</text:span>  slithered straight down<text:span> </text:span></text:span> <text:span> </text:span><text:span>  </text:span><text:span text:style-name="xsensenumber_sense_senses_entry_letData">3) </text:span> <text:span text:style-name="xlanguagetag_.en_definition_.en_sense_senses_entry_letData">Eng </text:span> <text:span text:style-name="definition_.en_sense_senses_entry_letData">to come empty-handed-not carrying anything<text:span> </text:span></text:span> <text:span text:style-name="example_examples_sense_senses_entry_letData">Röp yi gesu ḳo nġaa ti rë<text:span> </text:span></text:span> <text:span text:style-name="translation_.en_translations_examples_sense_senses_entry_letData">He came without bringing anything<text:span> </text:span></text:span> <text:span> </text:span><text:span>  </text:span><text:span text:style-name="xsensenumber_sense_senses_entry_letData">4) </text:span> <text:span text:style-name="xlanguagetag_.en_definition_.en_sense_senses_entry_letData">Eng </text:span> <text:span text:style-name="definition_.en_sense_senses_entry_letData">poke into, poke through, this is usually something lower down than is epressed by <text:span text:style-name="span_.bzh_definition_.en_sense_senses_entry_letData">rörin</text:span> <text:span> </text:span></text:span> <text:span text:style-name="example_examples_sense_senses_entry_letData">Seröp paëp loḳ ya apel ayo<text:span> </text:span></text:span> <text:span text:style-name="translation_.en_translations_examples_sense_senses_entry_letData">I slipped the knife into a bamboo (so it wouldn't cut anyone)<text:span> </text:span></text:span> <text:span> </text:span></text:p>
        <text:p text:style-name="entry_letData"><text:span text:style-name="headword_entry_letData">rörin<text:span>  </text:span></text:span> <text:span>[</text:span><text:span text:style-name="pronunciation_pronunciations_entry_letData">ˈɾɔɾ.in<text:span>]</text:span></text:span> <text:span> </text:span><text:span text:style-name="partofspeech_.en_grammaticalinfo_sense_senses_entry_letData">Class3<text:span> </text:span></text:span> <text:span> </text:span><text:span text:style-name="xsensenumber_sense_senses_entry_letData">1) </text:span> <text:span text:style-name="xlanguagetag_.en_xitem_.en_definition_.en_sense_senses_entry_letData">Eng </text:span> <text:span text:style-name="xitem_.en_definition_.en_sense_senses_entry_letData">to stretch out, extend</text:span> <text:span text:style-name="xlanguagetag_.en_xitem_.tpi_definition_.en_sense_senses_entry_letData">Pdg </text:span> <text:span> </text:span><text:span text:style-name="xitem_.tpi_definition_.en_sense_senses_entry_letData">putim, slipim</text:span> <text:span> </text:span><text:span text:style-name="example_examples_sense_senses_entry_letData">Rörin vaha ggök ya vavunë<text:span> </text:span></text:span> <text:span text:style-name="translation_.en_translations_examples_sense_senses_entry_letData">He stretched his leg out on top (of it)<text:span> </text:span></text:span> <text:span> </text:span><text:span>  </text:span><text:span text:style-name="xsensenumber_sense_senses_entry_letData">2) </text:span> <text:span text:style-name="xlanguagetag_.en_xitem_.en_definition_.en_sense_senses_entry_letData">Eng </text:span> <text:span text:style-name="xitem_.en_definition_.en_sense_senses_entry_letData">to poke, push, shove a long object into something. This relates to something  which is put up high as opposed to <text:span text:style-name="span_.bzh_xitem_.en_definition_.en_sense_senses_entry_letData">röp</text:span> </text:span> <text:span text:style-name="xlanguagetag_.en_xitem_.tpi_definition_.en_sense_senses_entry_letData">Pdg </text:span> <text:span> </text:span><text:span text:style-name="xitem_.tpi_definition_.en_sense_senses_entry_letData">slipim antap</text:span> <text:span> </text:span><text:span text:style-name="example_examples_sense_senses_entry_letData">Gwee rörin yi löv ggök ya neggëp ḳele nema vavunë<text:span> </text:span></text:span> <text:span text:style-name="translation_.en_translations_examples_sense_senses_entry_letData">Gwee poked his sugarcane up onto a tree branch<text:span> </text:span></text:span> <text:span> </text:span><text:span>  </text:span><text:span text:style-name="xsensenumber_sense_senses_entry_letData">3) </text:span> <text:span text:style-name="xlanguagetag_.en_xitem_.en_definition_.en_sense_senses_entry_letData">Eng </text:span> <text:span text:style-name="xitem_.en_definition_.en_sense_senses_entry_letData">to grow long, to be still in the process of development/still growing-especially of long fruits etc</text:span> <text:span text:style-name="xlanguagetag_.en_xitem_.tpi_definition_.en_sense_senses_entry_letData">Pdg </text:span> <text:span> </text:span><text:span text:style-name="xitem_.tpi_definition_.en_sense_senses_entry_letData">staat karim</text:span> <text:span> </text:span><text:span text:style-name="example_examples_sense_senses_entry_letData">Ḳatimeng anon nahën nerörin<text:span> </text:span></text:span> <text:span text:style-name="translation_.en_translations_examples_sense_senses_entry_letData">The cucumbers are still growing<text:span> </text:span></text:span> <text:span> </text:span><text:span>  </text:span><text:span text:style-name="xsensenumber_sense_senses_entry_letData">4) </text:span> <text:span text:style-name="xlanguagetag_.en_xitem_.en_definition_.en_sense_senses_entry_letData">Eng </text:span> <text:span text:style-name="xitem_.en_definition_.en_sense_senses_entry_letData">to come empty-handed, without bringing anything</text:span> <text:span text:style-name="xlanguagetag_.en_xitem_.tpi_definition_.en_sense_senses_entry_letData">Pdg </text:span> <text:span> </text:span><text:span text:style-name="xitem_.tpi_definition_.en_sense_senses_entry_letData">em i kam nating</text:span> <text:span> </text:span><text:span text:style-name="example_examples_sense_senses_entry_letData">Ham nġo rörin mu geham su ḳo nġaa la rë<text:span> </text:span></text:span> <text:span text:style-name="translation_.en_translations_examples_sense_senses_entry_letData">You came empty-handed, you didn't bring anything<text:span> </text:span></text:span> <text:span> </text:span></text:p>
      </text:section>
      <text:section text:style-name="Sect_letHead" text:name="Sect_letHead">
        <text:p text:style-name="letter_letHead">S s</text:p>
      </text:section>
      <text:section text:style-name="Sect_letData" text:name="Sect_letData">
        <text:p text:style-name="entry_letData"><text:span text:style-name="headword_entry_letData">sahek<text:span>  </text:span></text:span> <text:span>[</text:span><text:span text:style-name="pronunciation_pronunciations_entry_letData">ˈt͡ʃaʁ.ək<text:span>]</text:span></text:span> <text:span> </text:span><text:span text:style-name="partofspeech_.en_grammaticalinfo_sense_senses_entry_letData">Class1<text:span> </text:span></text:span> <text:span> </text:span><text:span text:style-name="xlanguagetag_.en_xitem_.en_definition_.en_sense_senses_entry_letData">Eng </text:span> <text:span text:style-name="xitem_.en_definition_.en_sense_senses_entry_letData">yawn</text:span> <text:span text:style-name="xlanguagetag_.en_xitem_.tpi_definition_.en_sense_senses_entry_letData">Pdg </text:span> <text:span> </text:span><text:span text:style-name="span_.en_xitem_.tpi_definition_.en_sense_senses_entry_letData">pulim win </text:span> <text:span text:style-name="xitem_.tpi_definition_.en_sense_senses_entry_letData">long slip</text:span> <text:span> </text:span><text:span text:style-name="example_xitem_examples_sense_senses_entry_letData">Sahek in mala neggëp<text:span> </text:span></text:span> <text:span text:style-name="translation_.en_translations_xitem_examples_sense_senses_entry_letData">He yawned because he was sleepy<text:span> </text:span></text:span> <text:span>  </text:span><text:span text:style-name="example_xitem_examples_sense_senses_entry_letData">Sahek in nenga mir<text:span> </text:span></text:span> <text:span text:style-name="translation_.en_translations_xitem_examples_sense_senses_entry_letData">He yawned because his ears were blocked<text:span> </text:span></text:span> <text:span> </text:span></text:p>
        <text:p text:style-name="entry_letData"><text:span text:style-name="headword_entry_letData">sejonġ<text:span>  </text:span></text:span> <text:span>[</text:span><text:span text:style-name="pronunciation_pronunciations_entry_letData">t͡ʃə.ˈⁿd͡ʒoɴ<text:span>]</text:span></text:span> <text:span> </text:span><text:span text:style-name="partofspeech_.en_grammaticalinfo_sense_senses_entry_letData">Class1<text:span> </text:span></text:span> <text:span> </text:span><text:span text:style-name="xsensenumber_sense_senses_entry_letData">1) </text:span> <text:span text:style-name="xlanguagetag_.en_xitem_.en_definition_.en_sense_senses_entry_letData">Eng </text:span> <text:span text:style-name="xitem_.en_definition_.en_sense_senses_entry_letData">to decorate, to place or hang things as decorations</text:span> <text:span text:style-name="xlanguagetag_.en_xitem_.tpi_definition_.en_sense_senses_entry_letData">Pdg </text:span> <text:span> </text:span><text:span text:style-name="xitem_.tpi_definition_.en_sense_senses_entry_letData">bilasim</text:span> <text:span> </text:span><text:span text:style-name="example_examples_sense_senses_entry_letData">He sejonġ begganġ in hil najom jaḳ<text:span> </text:span></text:span> <text:span text:style-name="translation_.en_translations_examples_sense_senses_entry_letData">We decorated the house because we are going to dedicate it<text:span> </text:span></text:span> <text:span> </text:span><text:span>  </text:span><text:span text:style-name="xsensenumber_sense_senses_entry_letData">2) </text:span> <text:span text:style-name="xlanguagetag_.en_xitem_.en_definition_.en_sense_senses_entry_letData">Eng </text:span> <text:span text:style-name="xitem_.en_definition_.en_sense_senses_entry_letData">to drown out, to bother, annoy, interfere with, to make a noise which prevents someone else from hearing what is going on</text:span> <text:span text:style-name="xlanguagetag_.en_xitem_.tpi_definition_.en_sense_senses_entry_letData">Pdg </text:span> <text:span> </text:span><text:span text:style-name="span_.en_xitem_.tpi_definition_.en_sense_senses_entry_letData">planti nois i</text:span> <text:span text:style-name="xitem_.tpi_definition_.en_sense_senses_entry_letData"> karamapim yau</text:span> <text:span> </text:span><text:span text:style-name="example_examples_sense_senses_entry_letData">Sejonġ ġaġek gesu denġo rë<text:span> </text:span></text:span> <text:span text:style-name="translation_.en_translations_examples_sense_senses_entry_letData">He drowned out what was being said and they couldn't hear it<text:span> </text:span></text:span> <text:span> </text:span></text:p>
      </text:section>
      <text:section text:style-name="Sect_letHead" text:name="Sect_letHead">
        <text:p text:style-name="letter_letHead">T t</text:p>
      </text:section>
      <text:section text:style-name="Sect_letData" text:name="Sect_letData">
        <text:p text:style-name="entry_letData"><text:span text:style-name="headword_entry_letData">tahöö<text:span>  </text:span></text:span> <text:span>[</text:span><text:span text:style-name="pronunciation_pronunciations_entry_letData">ta.ˈʁɔː<text:span>]</text:span></text:span> <text:span> </text:span><text:span text:style-name="partofspeech_.en_grammaticalinfo_sense_senses_entry_letData">Class1<text:span> </text:span></text:span> <text:span> </text:span><text:span text:style-name="xsensenumber_sense_senses_entry_letData">1) </text:span> <text:span text:style-name="xlanguagetag_.en_xitem_.en_definition_.en_sense_senses_entry_letData">Eng </text:span> <text:span text:style-name="xitem_.en_definition_.en_sense_senses_entry_letData">to stride, take long steps, to crawl as a caterpillar does</text:span> <text:span text:style-name="xlanguagetag_.en_xitem_.tpi_definition_.en_sense_senses_entry_letData">Pdg </text:span> <text:span> </text:span><text:span text:style-name="span_.en_xitem_.tpi_definition_.en_sense_senses_entry_letData">putim lek i go longpela longpela na </text:span> <text:span text:style-name="xitem_.tpi_definition_.en_sense_senses_entry_letData">wokabaut</text:span> <text:span> </text:span><text:span text:style-name="example_examples_sense_senses_entry_letData">Nyëġ ading om hil tahöö vahad in hil ana pevis<text:span> </text:span></text:span> <text:span text:style-name="translation_.en_translations_examples_sense_senses_entry_letData">It's a long way so let's stride out so that we get there quickly<text:span> </text:span></text:span> <text:span> </text:span><text:span>  </text:span><text:span text:style-name="xsensenumber_sense_senses_entry_letData">2) </text:span> <text:span text:style-name="xlanguagetag_.en_xitem_.en_definition_.en_sense_senses_entry_letData">Eng </text:span> <text:span text:style-name="xitem_.en_definition_.en_sense_senses_entry_letData">to space wide apart (as in building a fence)</text:span> <text:span text:style-name="xlanguagetag_.en_xitem_.tpi_definition_.en_sense_senses_entry_letData">Pdg </text:span> <text:span> </text:span><text:span text:style-name="xitem_.tpi_definition_.en_sense_senses_entry_letData">makim mak longwe</text:span> <text:span> </text:span><text:span text:style-name="example_examples_sense_senses_entry_letData">Hil tahöö den ti ti ya ya<text:span> </text:span></text:span> <text:span text:style-name="translation_.en_translations_examples_sense_senses_entry_letData">We space boundary marks wide apart<text:span> </text:span></text:span> <text:span> </text:span></text:p>
        <text:p text:style-name="entry_letData"><text:span text:style-name="headword_entry_letData">tep<text:span>  </text:span></text:span> <text:span>[</text:span><text:span text:style-name="pronunciation_pronunciations_entry_letData">tɛp<text:span>]</text:span></text:span> <text:span> </text:span><text:span text:style-name="partofspeech_.en_grammaticalinfo_sense_senses_entry_letData">Class1<text:span> </text:span></text:span> <text:span> </text:span><text:span text:style-name="xlanguagetag_.en_xitem_.en_definition_.en_sense_senses_entry_letData">Eng </text:span> <text:span text:style-name="xitem_.en_definition_.en_sense_senses_entry_letData">to taste, lick, poke out the tongue</text:span> <text:span text:style-name="xlanguagetag_.en_xitem_.tpi_definition_.en_sense_senses_entry_letData">Pdg </text:span> <text:span> </text:span><text:span text:style-name="span_.en_xitem_.tpi_definition_.en_sense_senses_entry_letData">rapi</text:span> <text:span text:style-name="xitem_.tpi_definition_.en_sense_senses_entry_letData">m long tang</text:span> <text:span> </text:span><text:span text:style-name="example_xitem_examples_sense_senses_entry_letData">Tep mamireng<text:span> </text:span></text:span> <text:span text:style-name="translation_.en_translations_xitem_examples_sense_senses_entry_letData">She tasted the salt<text:span> </text:span></text:span> <text:span>  </text:span><text:span text:style-name="example_xitem_examples_sense_senses_entry_letData">Tep daggen<text:span> </text:span></text:span> <text:span text:style-name="translation_.en_translations_xitem_examples_sense_senses_entry_letData">He poked his tongue out (in anger)<text:span> </text:span></text:span> <text:span> </text:span></text:p>
        <text:p text:style-name="entry_letData"><text:span text:style-name="headword_entry_letData">to<text:span>  </text:span></text:span> <text:span>[</text:span><text:span text:style-name="pronunciation_pronunciations_entry_letData">to<text:span>]</text:span></text:span> <text:span> </text:span><text:span text:style-name="partofspeech_.en_grammaticalinfo_sense_senses_entry_letData">Class2<text:span> </text:span></text:span> <text:span> </text:span><text:span text:style-name="xsensenumber_sense_senses_entry_letData">1) </text:span> <text:span text:style-name="xlanguagetag_.en_xitem_.en_definition_.en_sense_senses_entry_letData">Eng </text:span> <text:span text:style-name="xitem_.en_definition_.en_sense_senses_entry_letData">to come down, to travel in a direction generally down the valley, but also towards the speaker</text:span> <text:span text:style-name="xlanguagetag_.en_xitem_.tpi_definition_.en_sense_senses_entry_letData">Pdg </text:span> <text:span> </text:span><text:span text:style-name="xitem_.tpi_definition_.en_sense_senses_entry_letData">i kam daun</text:span> <text:span> </text:span><text:span text:style-name="example_examples_sense_senses_entry_letData">He halë bë to om hil ana jaḳ<text:span> </text:span></text:span> <text:span text:style-name="translation_.en_translations_examples_sense_senses_entry_letData">We see that he has arrived so let's go<text:span> </text:span></text:span> <text:span> </text:span><text:span>  </text:span><text:span text:style-name="xsensenumber_sense_senses_entry_letData">2) </text:span> <text:span text:style-name="xlanguagetag_.en_xitem_.en_definition_.en_sense_senses_entry_letData">Eng </text:span> <text:span text:style-name="xitem_.en_definition_.en_sense_senses_entry_letData">to fall</text:span> <text:span text:style-name="xlanguagetag_.en_xitem_.tpi_definition_.en_sense_senses_entry_letData">Pdg </text:span> <text:span> </text:span><text:span text:style-name="span_.en_xitem_.tpi_definition_.en_sense_senses_entry_letData">i </text:span> <text:span text:style-name="xitem_.tpi_definition_.en_sense_senses_entry_letData">pundaun</text:span> <text:span> </text:span><text:span text:style-name="example_xitem_examples_sense_senses_entry_letData">To mesis yi raḳ dob<text:span> </text:span></text:span> <text:span text:style-name="translation_.en_translations_xitem_examples_sense_senses_entry_letData">He fell and hurt himself on the ground<text:span> </text:span></text:span> <text:span>  </text:span><text:span text:style-name="example_xitem_examples_sense_senses_entry_letData">Hob to raḳ veseveng<text:span> </text:span></text:span> <text:span text:style-name="translation_.en_translations_xitem_examples_sense_senses_entry_letData">It rained yesterday<text:span> </text:span></text:span> <text:span> </text:span><text:span>  </text:span><text:span text:style-name="xsensenumber_sense_senses_entry_letData">3) </text:span> <text:span text:style-name="xlanguagetag_.en_xitem_.en_definition_.en_sense_senses_entry_letData">Eng </text:span> <text:span text:style-name="xitem_.en_definition_.en_sense_senses_entry_letData">go down--in order to get the direction as being away from the speaker, to needs to be used here in conjunction with <text:span text:style-name="span_.bzh_xitem_.en_definition_.en_sense_senses_entry_letData">ya</text:span>  'go"</text:span> <text:span text:style-name="xlanguagetag_.en_xitem_.tpi_definition_.en_sense_senses_entry_letData">Pdg </text:span> <text:span> </text:span><text:span text:style-name="xitem_.tpi_definition_.en_sense_senses_entry_letData">i go daun</text:span> <text:span> </text:span><text:span text:style-name="example_examples_sense_senses_entry_letData">He nado ga mehö saga to meya huk anon<text:span> </text:span></text:span> <text:span text:style-name="translation_.en_translations_examples_sense_senses_entry_letData">We stayed here and that person went down to the garden<text:span> </text:span></text:span> <text:span> </text:span></text:p>
      </text:section>
      <text:section text:style-name="Sect_letHead" text:name="Sect_letHead">
        <text:p text:style-name="letter_letHead">V v</text:p>
      </text:section>
      <text:section text:style-name="Sect_letData" text:name="Sect_letData">
        <text:p text:style-name="entry_letData"><text:span text:style-name="headword_entry_letData">veġo<text:span>  </text:span></text:span> <text:span>[</text:span><text:span text:style-name="pronunciation_pronunciations_entry_letData">βə.ˈᵑɢo<text:span>]</text:span></text:span> <text:span> </text:span><text:span text:style-name="partofspeech_.en_grammaticalinfo_sense_senses_entry_letData">noun(inal)<text:span> </text:span></text:span> <text:span> </text:span><text:span text:style-name="xlanguagetag_.en_xitem_.en_definition_.en_sense_senses_entry_letData">Eng </text:span> <text:span text:style-name="xitem_.en_definition_.en_sense_senses_entry_letData">thigh, hip, the upper part of the leg where it joins the body</text:span> <text:span text:style-name="xlanguagetag_.en_xitem_.tpi_definition_.en_sense_senses_entry_letData">Pdg </text:span> <text:span> </text:span><text:span text:style-name="span_.en_xitem_.tpi_definition_.en_sense_senses_entry_letData">hap </text:span> <text:span text:style-name="xitem_.tpi_definition_.en_sense_senses_entry_letData">lek klostu long bodi</text:span> <text:span> </text:span></text:p>
        <text:p text:style-name="entry_letData"><text:span text:style-name="headword_entry_letData">veriik<text:span>  </text:span></text:span> <text:span>[</text:span><text:span text:style-name="pronunciation_pronunciations_entry_letData">βə.ˈɾiːk<text:span>]</text:span></text:span> <text:span> </text:span><text:span text:style-name="partofspeech_.en_grammaticalinfo_sense_senses_entry_letData">Class3<text:span> </text:span></text:span> <text:span> </text:span><text:span text:style-name="xsensenumber_sense_senses_entry_letData">1) </text:span> <text:span text:style-name="xlanguagetag_.en_xitem_.en_definition_.en_sense_senses_entry_letData">Eng </text:span> <text:span text:style-name="xitem_.en_definition_.en_sense_senses_entry_letData">black </text:span> <text:span text:style-name="xlanguagetag_.en_xitem_.tpi_definition_.en_sense_senses_entry_letData">Pdg </text:span> <text:span> </text:span><text:span text:style-name="xitem_.tpi_definition_.en_sense_senses_entry_letData">blakpela </text:span> <text:span> </text:span><text:span text:style-name="example_xitem_examples_sense_senses_entry_letData">Alam veriik geveroo<text:span> </text:span></text:span> <text:span text:style-name="translation_.en_translations_xitem_examples_sense_senses_entry_letData">There are black people and white<text:span> </text:span></text:span> <text:span>  </text:span><text:span text:style-name="example_xitem_examples_sense_senses_entry_letData">Vëh tob veriik veseveng<text:span> </text:span></text:span> <text:span text:style-name="translation_.en_translations_xitem_examples_sense_senses_entry_letData">He wore a black laplap yesterday<text:span> </text:span></text:span> <text:span> </text:span><text:span>  </text:span><text:span text:style-name="xsensenumber_sense_senses_entry_letData">2) </text:span> <text:span text:style-name="xlanguagetag_.en_xitem_.en_definition_.en_sense_senses_entry_letData">Eng </text:span> <text:span text:style-name="xitem_.en_definition_.en_sense_senses_entry_letData">to become black</text:span> <text:span text:style-name="xlanguagetag_.en_xitem_.tpi_definition_.en_sense_senses_entry_letData">Pdg </text:span> <text:span> </text:span><text:span text:style-name="span_.en_xitem_.tpi_definition_.en_sense_senses_entry_letData">i </text:span> <text:span text:style-name="xitem_.tpi_definition_.en_sense_senses_entry_letData">kamap blak</text:span> <text:span> </text:span><text:span text:style-name="example_examples_sense_senses_entry_letData">Nabë ġekwevu nġaa saga jaḳ pen veriik og rëk beriik jaḳ<text:span> </text:span></text:span> <text:span text:style-name="translation_.en_translations_examples_sense_senses_entry_letData">If you paint that with black paint it will become black<text:span> </text:span></text:span> <text:span> </text:span></text:p>
        <text:p text:style-name="entry_letData"><text:span text:style-name="headword_entry_letData">vonġ poḳ<text:span>  </text:span></text:span> <text:span>[</text:span><text:span text:style-name="pronunciation_pronunciations_entry_letData">βoɴ poq<text:span>]</text:span></text:span> <text:span> </text:span><text:span text:style-name="xlanguagetag_.en_xitem_.en_definition_.en_sense_senses_entry_letData">Eng </text:span> <text:span text:style-name="xitem_.en_definition_.en_sense_senses_entry_letData">a sharp noise like the chopping of wood. If <text:span text:style-name="span_.bzh_xitem_.en_definition_.en_sense_senses_entry_letData">pok</text:span>  occurs once it indicates the sound only occurred once, if the form <text:span text:style-name="span_.bzh_xitem_.en_definition_.en_sense_senses_entry_letData">pok pok</text:span>  is used the sound is repeated many times</text:span> <text:span text:style-name="xlanguagetag_.en_xitem_.tpi_definition_.en_sense_senses_entry_letData">Pdg </text:span> <text:span> </text:span><text:span text:style-name="xitem_.tpi_definition_.en_sense_senses_entry_letData">pairap</text:span> <text:span> </text:span><text:span text:style-name="example_xitem_examples_sense_senses_entry_letData">Mehöti sap ḳele mepoḳ poḳ<text:span> </text:span></text:span> <text:span text:style-name="translation_.en_translations_xitem_examples_sense_senses_entry_letData">Someone is cutting wood and making a chopping sound<text:span> </text:span></text:span> <text:span>  </text:span><text:span text:style-name="example_xitem_examples_sense_senses_entry_letData">Jaheng vonġ poḳ om maḳ sis mun ti<text:span> </text:span></text:span> <text:span text:style-name="translation_.en_translations_xitem_examples_sense_senses_entry_letData">The trap went <text:span text:style-name="span_.bzh_translation_.en_translations_xitem_examples_sense_senses_entry_letData">poḳ</text:span>  so it must have caught a rat<text:span> </text:span></text:span> <text:span> </text:span></text:p>
      </text:section>
      <text:section text:style-name="Sect_letHead" text:name="Sect_letHead">
        <text:p text:style-name="letter_letHead">Y y</text:p>
      </text:section>
      <text:section text:style-name="Sect_letData" text:name="Sect_letData">
        <text:p text:style-name="entry_letData"><text:span text:style-name="headword_entry_letData">yu töḳsën<text:span>  </text:span></text:span> <text:span>[</text:span><text:span text:style-name="pronunciation_pronunciations_entry_letData">yu ˈtɔq.t͡ʃen<text:span>]</text:span></text:span> <text:span> </text:span><text:span>(</text:span><text:span text:style-name="LexEntryTypepublishStemEntryTypeAbbreviationPub_.en_entryreftype_primaryrefs_entry_letData">id. of<text:span> </text:span></text:span> <text:span> </text:span><text:span>) </text:span><text:span text:style-name="xlanguagetag_.en_xitem_.en_definition_.en_sense_senses_entry_letData">Eng </text:span> <text:span text:style-name="xitem_.en_definition_.en_sense_senses_entry_letData">to dance without a headdress</text:span> <text:span text:style-name="xlanguagetag_.en_xitem_.tpi_definition_.en_sense_senses_entry_letData">Pdg </text:span> <text:span> </text:span><text:span text:style-name="xitem_.tpi_definition_.en_sense_senses_entry_letData">i singsing nating, i no gat kangal</text:span> <text:span> </text:span><text:span text:style-name="example_examples_sense_senses_entry_letData">Löö yu töḳsën gesu tunġ soḳ rë<text:span> </text:span></text:span> <text:span text:style-name="translation_.en_translations_examples_sense_senses_entry_letData">He danced bareheaded without a headdress<text:span> </text:span></text:span> <text:span> </text:span><text:span>  </text:span><text:span text:style-name="xsensenumber_sense_senses_entry_letData">2) </text:span> <text:span text:style-name="xlanguagetag_.en_xitem_.en_definition_.en_sense_senses_entry_letData">Eng </text:span> <text:span text:style-name="xitem_.en_definition_.en_sense_senses_entry_letData">diviners, having a familiar spirit; a person's familiar spirit or <text:span text:style-name="span_.bzh_xitem_.en_definition_.en_sense_senses_entry_letData">memö </text:span> reveals something to a person and he speaks it out. They also look into water to do divination</text:span> <text:span text:style-name="xlanguagetag_.en_xitem_.tpi_definition_.en_sense_senses_entry_letData">Pdg </text:span> <text:span> </text:span><text:span text:style-name="xitem_.tpi_definition_.en_sense_senses_entry_letData">glasman, man bilong toktok wantaim ol spirit</text:span> <text:span> </text:span><text:span text:style-name="example_examples_sense_senses_entry_letData">Hil nanër alam sën heljenġ ḳenuj yom nedo ving sir medëlë bël lo nabë yuj töḳsën<text:span> </text:span></text:span> <text:span text:style-name="translation_.en_translations_examples_sense_senses_entry_letData">We call people who have spirits of the dead come back and stay with them and they look into water (for divination purposes) <text:span text:style-name="span_.bzh_translation_.en_translations_examples_sense_senses_entry_letData">yuj töḳsën</text:span> <text:span> </text:span></text:span> <text:span>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language="en" fo:country="US"/>
    </style:style>
    <style:style xmlns:style="urn:oasis:names:tc:opendocument:xmlns:style:1.0" style:name="definition_.en_sense_senses_entry_letData" style:family="paragraph" style:parent-style-name="sense_senses_entry_letData">
      <style:text-properties fo:language="en" fo:country="US"/>
    </style:style>
    <style:style xmlns:style="urn:oasis:names:tc:opendocument:xmlns:style:1.0" style:name="definition_.en_sense_senses_entry_letData" style:family="text" style:parent-style-name="sense_senses_entry_letData">
      <style:text-properties xmlns:fo="urn:oasis:names:tc:opendocument:xmlns:xsl-fo-compatible:1.0" fo:language="en" fo:country="US"/>
    </style:style>
    <style:style xmlns:style="urn:oasis:names:tc:opendocument:xmlns:style:1.0" style:name="xitem_.en_definition_.en_sense_senses_entry_letData" style:family="paragraph" style:parent-style-name="definition_.en_sense_senses_entry_letData">
      <style:text-properties fo:language="en" fo:country="US"/>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language="en" fo:country="US"/>
    </style:style>
    <style:style xmlns:style="urn:oasis:names:tc:opendocument:xmlns:style:1.0" style:name="translations_examples_sense_senses_entry_letData" style:family="paragraph" style:parent-style-name="examples_sense_senses_entry_letData"/>
    <style:style xmlns:style="urn:oasis:names:tc:opendocument:xmlns:style:1.0" style:name="translations_examples_sense_senses_entry_letData" style:family="text" style:parent-style-name="examples_sense_senses_entry_letData"/>
    <style:style xmlns:style="urn:oasis:names:tc:opendocument:xmlns:style:1.0" style:name="translation_.en_translations_examples_sense_senses_entry_letData" style:family="text" style:parent-style-name="translations_examples_sense_senses_entry_letData">
      <style:text-properties xmlns:fo="urn:oasis:names:tc:opendocument:xmlns:xsl-fo-compatible:1.0" fo:language="en" fo:country="US"/>
    </style:style>
    <style:style xmlns:style="urn:oasis:names:tc:opendocument:xmlns:style:1.0" style:name="span_.bzh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en_xitem_.tpi_definition_.en_sense_senses_entry_letData" style:family="text" style:parent-style-name="xitem_.tpi_definition_.en_sense_senses_entry_letData">
      <style:text-properties xmlns:fo="urn:oasis:names:tc:opendocument:xmlns:xsl-fo-compatible:1.0" fo:language="en" fo:country="US"/>
    </style:style>
    <style:style xmlns:style="urn:oasis:names:tc:opendocument:xmlns:style:1.0" style:name="primaryrefs_entry_letData" style:family="paragraph" style:parent-style-name="entry_letData"/>
    <style:style xmlns:style="urn:oasis:names:tc:opendocument:xmlns:style:1.0" style:name="primaryrefs_entry_letData" style:family="text" style:parent-style-name="entry_letData"/>
    <style:style xmlns:style="urn:oasis:names:tc:opendocument:xmlns:style:1.0" style:name="entryreftype_primaryrefs_entry_letData" style:family="paragraph" style:parent-style-name="primaryrefs_entry_letData"/>
    <style:style xmlns:style="urn:oasis:names:tc:opendocument:xmlns:style:1.0" style:name="entryreftype_primaryrefs_entry_letData" style:family="text" style:parent-style-name="primaryrefs_entry_letData"/>
    <style:style xmlns:style="urn:oasis:names:tc:opendocument:xmlns:style:1.0" style:name="LexEntryTypepublishStemEntryTypeAbbreviationPub_.en_entryreftype_primaryrefs_entry_letData" style:family="text" style:parent-style-name="entryreftype_primaryrefs_entry_letData">
      <style:text-properties xmlns:fo="urn:oasis:names:tc:opendocument:xmlns:xsl-fo-compatible:1.0" fo:language="en" fo:country="US"/>
    </style:style>
    <style:style xmlns:style="urn:oasis:names:tc:opendocument:xmlns:style:1.0" style:name="span_.bzh_translation_.en_translations_xitem_examples_sense_senses_entry_letData" style:family="text" style:parent-style-name="translation_.en_translations_xitem_examples_sense_senses_entry_letData">
      <style:text-properties xmlns:fo="urn:oasis:names:tc:opendocument:xmlns:xsl-fo-compatible:1.0" fo:language="none" fo:country="none"/>
    </style:style>
    <style:style xmlns:style="urn:oasis:names:tc:opendocument:xmlns:style:1.0" style:name="span_.tpi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bzh_translation_.en_translations_examples_sense_senses_entry_letData" style:family="text" style:parent-style-name="translation_.en_translations_examples_sense_senses_entry_letData">
      <style:text-properties xmlns:fo="urn:oasis:names:tc:opendocument:xmlns:xsl-fo-compatible:1.0" fo:language="none" fo:country="none"/>
    </style:style>
    <style:style xmlns:style="urn:oasis:names:tc:opendocument:xmlns:style:1.0" style:name="span_.bzh_definition_.en_sense_senses_entry_letData" style:family="text" style:parent-style-name="definition_.en_sense_senses_entry_letData">
      <style:text-properties xmlns:fo="urn:oasis:names:tc:opendocument:xmlns:xsl-fo-compatible:1.0"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5pt solid #808080" fo:margin-top="18pt" fo:margin-right="9pt" fo:margin-bottom="18pt" fo:margin-left="9pt"/>
    </style:style>
    <style:style style:name="letter_letHead" style:family="paragraph" style:parent-style-name="letHead">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ter" style:family="paragraph" style:parent-style-name="none">
      <style:paragraph-properties xmlns:fo="urn:oasis:names:tc:opendocument:xmlns:xsl-fo-compatible:1.0" fo:text-align="center" fo:margin-top="18pt" fo:margin-bottom="18pt" style:writing-mode="lr-tb"/>
      <style:text-properties xmlns:fo="urn:oasis:names:tc:opendocument:xmlns:xsl-fo-compatible:1.0" fo:font-family="Charis SIL" style:font-name-complex="Charis SIL" fo:font-weight="700" style:font-weight-complex="700" fo:font-size="24pt" style:font-size-complex="24pt"/>
    </style:style>
    <style:style style:name="letData" style:family="paragraph" style:parent-style-name="none">
      <style:paragraph-properties fo:text-align="left"/>
    </style:style>
    <style:style style:name="entry_letData" style:family="paragraph" style:parent-style-name="letData">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entry" style:family="paragraph" style:parent-style-name="none">
      <style:paragraph-properties xmlns:fo="urn:oasis:names:tc:opendocument:xmlns:xsl-fo-compatible:1.0"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sense_senses_entry_letData" style:family="paragraph" style:parent-style-name="senses_entry_letData">
      <style:text-properties fo:font-weight="400" style:font-weight-complex="400"/>
    </style:style>
    <style:style xmlns:style="urn:oasis:names:tc:opendocument:xmlns:style:1.0" style:name="sense_senses_entry_letData" style:family="text" style:parent-style-name="senses_entry_letData">
      <style:text-properties xmlns:fo="urn:oasis:names:tc:opendocument:xmlns:xsl-fo-compatible:1.0" fo:font-weight="400" style:font-weight-complex="400"/>
    </style:style>
    <style:style xmlns:style="urn:oasis:names:tc:opendocument:xmlns:style:1.0" style:name="sense" style:family="paragraph" style:parent-style-name="none">
      <style:text-properties xmlns:fo="urn:oasis:names:tc:opendocument:xmlns:xsl-fo-compatible:1.0" fo:font-weight="400" style:font-weight-complex="400"/>
    </style:style>
    <style:style xmlns:style="urn:oasis:names:tc:opendocument:xmlns:style:1.0" style:name="xsensenumber_sense_senses_entry_letData" style:family="text" style:parent-style-name="sense_senses_entry_letData">
      <style:text-properties xmlns:fo="urn:oasis:names:tc:opendocument:xmlns:xsl-fo-compatible:1.0" fo:font-weight="700" style:font-weight-complex="700"/>
    </style:style>
    <style:style xmlns:style="urn:oasis:names:tc:opendocument:xmlns:style:1.0" style:name="xsensenumber" style:family="paragraph" style:parent-style-name="none">
      <style:text-properties xmlns:fo="urn:oasis:names:tc:opendocument:xmlns:xsl-fo-compatible:1.0" fo:font-weight="700" style:font-weight-complex="700"/>
    </style:style>
    <style:style xmlns:style="urn:oasis:names:tc:opendocument:xmlns:style:1.0" style:name="xlanguagetag_.en_xitem_.en_definition_.en_sense_senses_entry_letData" style:family="text" style:parent-style-name="xitem_.en_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_.en_xitem_.tpi_definition_.en_sense_senses_entry_letData" style:family="text" style:parent-style-name="xitem_.tpi_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_.en_definition_.en_sense_senses_entry_letData" style:family="text" style:parent-style-name="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 style:family="paragraph" style:parent-style-name="none">
      <style:text-properties xmlns:text="urn:oasis:names:tc:opendocument:xmlns:text:1.0" xmlns:fo="urn:oasis:names:tc:opendocument:xmlns:xsl-fo-compatible:1.0" fo:font-size="8pt" style:font-size-complex="8pt" fo:color="#2F60FF" text:display="true"/>
    </style:style>
    <style:style style:name="xitem_.tpi_definition_.en_sense_senses_entry_letData" style:family="paragraph" style:parent-style-name="definition_.en_sense_senses_entry_letData">
      <style:text-properties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 style:family="paragraph" style:parent-style-name="none">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style:name="definition-after" style:family="text" style:parent-style-name="none"/>
    <style:style style:name="xitem_xitem.definition-before" style:family="text" style:parent-style-name="none"/>
    <style:style style:name="entryreftype-after" style:family="text" style:parent-style-name="none"/>
    <style:style style:name="xitem_xitem.entryreftype-before" style:family="text" style:parent-style-name="none"/>
    <style:style xmlns:style="urn:oasis:names:tc:opendocument:xmlns:style:1.0" style:name="example_xitem_examples_sense_senses_entry_letData" style:family="text" style:parent-style-name="xitem_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_examples_sense_senses_entry_letData" style:family="text" style:parent-style-name="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example-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xitem_xitem.example-before"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examples-after" style:family="text" style:parent-style-name="none"/>
    <style:style style:name="xitem_xitem.examples-before" style:family="text" style:parent-style-name="none"/>
    <style:style style:name="grammaticalinfo_sense_senses_entry_letData" style:family="paragraph" style:parent-style-name="sense_senses_entry_letData">
      <style:paragraph-properties style:vertical-align="baseline" fo:background-color="transparent"/>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grammaticalinfo-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headword_entry_letData" style:family="text" style:parent-style-name="entry_letData">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headword"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style:name="headword-after"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xitem_xitem.headword-before"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LexEntryTypepublishStemEntryTypeAbbreviationPub-after" style:family="text" style:parent-style-name="none"/>
    <style:style style:name="partofspeech-after" style:family="text" style:parent-style-name="none"/>
    <style:style style:name="primaryrefs-before" style:family="text" style:parent-style-name="none"/>
    <style:style style:name="primaryrefs-after" style:family="text" style:parent-style-name="none"/>
    <style:style style:name="xitem_xitem.primaryrefs-before" style:family="text" style:parent-style-name="none"/>
    <style:style xmlns:style="urn:oasis:names:tc:opendocument:xmlns:style:1.0" style:name="pronunciation_pronunciations_entry_letData" style:family="text" style:parent-style-name="pronunciation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after"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xitem_xitem.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s-after" style:family="text" style:parent-style-name="none"/>
    <style:style style:name="xitem_xitem.pronunciations-before" style:family="text" style:parent-style-name="none"/>
    <style:style style:name="sense_sense.senses-before" style:family="text" style:parent-style-name="none">
      <style:text-properties fo:font-weight="400" style:font-weight-complex="400"/>
    </style:style>
    <style:style style:name="translation-after" style:family="text" style:parent-style-name="none"/>
    <style:style style:name="xitem_xitem.translation-before" style:family="text"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
    </style:style>
    <style:style style:name="FooterPageRight" style:family="text">
      <style:text-properties content=""/>
    </style:style>
    <style:style style:name="AllHeaderPageLeft" style:family="text">
      <style:text-properties content="string,(,guideword,first,)" style:writing-mode="lr-tb" fo:font-family="Charis SIL" fo:font-weight="700" fo:font-size="12pt" fo:margin-top="1em"/>
    </style:style>
    <style:style style:name="AllHeaderPageNumber" style:family="text">
      <style:text-properties content="counter,(,page,)" fo:margin-top="1em"/>
    </style:style>
    <style:style style:name="AllHeaderPageRight" style:family="text">
      <style:text-properties content="string,(,guideword,last,)" style:writing-mode="lr-tb" fo:font-family="Charis SIL" fo:font-weight="700" fo:font-size="12pt" fo:margin-top="1em"/>
    </style:style>
    <style:style style:name="AllFooterPageLeft" style:family="text">
      <style:text-properties/>
    </style:style>
    <style:style style:name="AllFooterPageNumber" style:family="text">
      <style:text-properties/>
    </style:style>
    <style:style style:name="AllFooterPageRight" style:family="text">
      <style:text-properties/>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page-number text:select-page="current">4</text:page-number>
          </text:span>
          <text:tab/>
          <text:span text:style-name="AllHeaderPageNumber"/>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tab/>
          <text:span text:style-name="AllHeaderPageRight">
            <text:page-number text:select-page="current">4</text:page-number>
          </text:span>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0-08-25T17:15:08</meta:creation-date>
    <dc:creator>sudyk</dc:creator>
    <dc:date>2010-08-25T17:15:08</dc:date>
    <meta:editing-cycles>1</meta:editing-cycles>
    <meta:editing-duration>PT2M27S</meta:editing-duration>
    <meta:AssemblyVersion Assembly-Version="OpenOfficeConvert 0.6.4.2280"/>
    <meta:Created-By Created-By="ReSharper 4.1.933.3"/>
    <meta:user-defined meta:name="Assembly-Version">OpenOfficeConvert 0.6.4.2280</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string(guidewordfirst)counter(page)string(guidewordlast)"
Const AutoMacro = "True"
Const OutputFormat = "odt"
Const FilePath = "D:\SIL SVN\PublishingSolution\Test\PsExport\TestFiles\Output\T6\T6"

'Changed On Aug-06-2010 for TD-1504(OpenOffice: Progressbar should be shown when macro run)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oSvc = createUnoService("com.sun.star.system.SystemShellExecute") 
	oSvc.execute(FilePathWithName, "", 0)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PageCount as Integer
	oDoc = ThisComponent
	oContWindow = oDoc.CurrentController.Frame.ContainerWindow 
	
	msgbox "The Open Office window will be hidden while the headers are updated since this cuts the time required for the update in half.",,"Update Guide Words"
	oContWindow.Visible = false 
	
	mytime = now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Doc.store() 
	
	oContWindow.Visible = true 
	'msgbox keep
	''msgbox mytime &amp; chr(10) &amp; now
Exit Sub
MyError:
	if Err &lt;&gt; 91 Then
		Msgbox "Sorry! Could not update the Guide Words." , 0 + 64,  "Update Guide Words"
	End If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ThisComponent.currentController.getViewCursor().jumpToPage(2)
oDoc = ThisComponent 
oVC = oDoc.CurrentController.getViewCursor 
oVC.gotoStart(false) 
Do 
	page = oVC.getPage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Loop While oVC.jumpToNextPage 	 
End Sub

'This procedure gets the last paragraph of every page
Sub GetLastParagraph 
	ThisComponent.currentController.getViewCursor().jumpToPage(2)
oDoc = ThisComponent 
oVC = oDoc.CurrentController.getViewCursor 
oVC.gotoStart(false) 
Do 
	page = oVC.getPage
	oVC.jumpToEndOfPage 
	Last = oDoc.Text.createTextCursorByRange(oVC) 
	Last.gotoStartOfParagraph(false)
	Last.gotoEndOfParagraph(true) 
	LastParagraph(page) = Last.String
Loop While oVC.jumpToNextPage 	 
End Sub


'This procedure find the first paragraph of every page
Sub InsertGuidewords(HiddenParagraph,PageCount) 
dim PrevPageNo
	ThisComponent.currentController.getViewCursor().jumpToPage(2)
oDoc = ThisComponent 
oVC = oDoc.CurrentController.getViewCursor 
oVC.gotoStart(false) 
PageCount = TotalPages
Do 
	page = oVC.getPage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ThisComponent.currentController.getViewCursor().jumpToPage(2)

oDoc = ThisComponent 
oVC = oDoc.CurrentController.getViewCursor 
oVC.gotoStart(false) 
Do
    page = oVC.getPage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End If	
Loop While oVC.jumpToNextPage 

	'mytime = now
InsertGuidewords(HiddenParagraph,PageCount)
'InsertHiddenParagraph(HiddenParagraph)
	'keep = "Insert" &amp; chr(10) &amp; mytime &amp; chr(10) &amp; now
	'msgbox keep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